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Services64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CODGEO</text:p>
          </table:table-cell>
          <table:table-cell office:value-type="string">
            <text:p>LIBGEO</text:p>
          </table:table-cell>
          <table:table-cell office:value-type="string">
            <text:p>REG</text:p>
          </table:table-cell>
          <table:table-cell office:value-type="string">
            <text:p>REG2016</text:p>
          </table:table-cell>
          <table:table-cell office:value-type="string">
            <text:p>DEP</text:p>
          </table:table-cell>
          <table:table-cell office:value-type="string">
            <text:p>Police</text:p>
          </table:table-cell>
          <table:table-cell office:value-type="string">
            <text:p>Gendarmerie</text:p>
          </table:table-cell>
          <table:table-cell office:value-type="string">
            <text:p>Cour d'appel</text:p>
          </table:table-cell>
          <table:table-cell office:value-type="string">
            <text:p>Tribunal de grande instance</text:p>
          </table:table-cell>
          <table:table-cell office:value-type="string">
            <text:p>Tribunal d'instance</text:p>
          </table:table-cell>
          <table:table-cell office:value-type="string">
            <text:p>Conseil des prud'hommes</text:p>
          </table:table-cell>
          <table:table-cell office:value-type="string">
            <text:p>Tribunal de commerce</text:p>
          </table:table-cell>
          <table:table-cell office:value-type="string">
            <text:p>Banques, caisses d'épargne</text:p>
          </table:table-cell>
          <table:table-cell office:value-type="string">
            <text:p>Pompes funèbres</text:p>
          </table:table-cell>
          <table:table-cell office:value-type="string">
            <text:p>Bureau de poste</text:p>
          </table:table-cell>
          <table:table-cell office:value-type="string">
            <text:p>Relais poste </text:p>
          </table:table-cell>
          <table:table-cell office:value-type="string">
            <text:p>Agence postale </text:p>
          </table:table-cell>
          <table:table-cell office:value-type="string">
            <text:p>Réparation auto et de matériel agricole</text:p>
          </table:table-cell>
          <table:table-cell office:value-type="string">
            <text:p>Contrôle technique auto</text:p>
          </table:table-cell>
          <table:table-cell office:value-type="string">
            <text:p>Location auto-utilitaires légers</text:p>
          </table:table-cell>
          <table:table-cell office:value-type="string">
            <text:p>École de conduite</text:p>
          </table:table-cell>
          <table:table-cell office:value-type="string">
            <text:p>Maçon</text:p>
          </table:table-cell>
          <table:table-cell office:value-type="string">
            <text:p>Plâtrier, peintre</text:p>
          </table:table-cell>
          <table:table-cell office:value-type="string">
            <text:p>Menuisier, charpentier, serrurier</text:p>
          </table:table-cell>
          <table:table-cell office:value-type="string">
            <text:p>Plombier, couvreur, chauffagiste</text:p>
          </table:table-cell>
          <table:table-cell office:value-type="string">
            <text:p>Électricien</text:p>
          </table:table-cell>
          <table:table-cell office:value-type="string">
            <text:p>Entreprise générale du bâtiment</text:p>
          </table:table-cell>
          <table:table-cell office:value-type="string">
            <text:p>Coiffure</text:p>
          </table:table-cell>
          <table:table-cell office:value-type="string">
            <text:p>Vétérinaire</text:p>
          </table:table-cell>
          <table:table-cell office:value-type="string">
            <text:p>Agence de travail temporaire</text:p>
          </table:table-cell>
          <table:table-cell office:value-type="string">
            <text:p>Restaurant</text:p>
          </table:table-cell>
          <table:table-cell office:value-type="string">
            <text:p>Agence immobilière</text:p>
          </table:table-cell>
          <table:table-cell office:value-type="string">
            <text:p>Blanchisserie, teinturerie</text:p>
          </table:table-cell>
          <table:table-cell office:value-type="string">
            <text:p>Soins de beauté</text:p>
          </table:table-cell>
        </table:table-row>
        <table:table-row>
          <table:table-cell office:value-type="string">
            <text:p>64001</text:p>
          </table:table-cell>
          <table:table-cell office:value-type="string">
            <text:p>Aas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02</text:p>
          </table:table-cell>
          <table:table-cell office:value-type="string">
            <text:p>Abè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03</text:p>
          </table:table-cell>
          <table:table-cell office:value-type="string">
            <text:p>Abid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04</text:p>
          </table:table-cell>
          <table:table-cell office:value-type="string">
            <text:p>Abita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05</text:p>
          </table:table-cell>
          <table:table-cell office:value-type="string">
            <text:p>Ab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5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06</text:p>
          </table:table-cell>
          <table:table-cell office:value-type="string">
            <text:p>Acc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07</text:p>
          </table:table-cell>
          <table:table-cell office:value-type="string">
            <text:p>Agn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08</text:p>
          </table:table-cell>
          <table:table-cell office:value-type="string">
            <text:p>Ahaxe-Alciette-Bascassa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09</text:p>
          </table:table-cell>
          <table:table-cell office:value-type="string">
            <text:p>Ahetz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6"/>
          <table:table-cell office:value-type="float" office:value="12"/>
          <table:table-cell office:value-type="float" office:value="3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5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010</text:p>
          </table:table-cell>
          <table:table-cell office:value-type="string">
            <text:p>Aïcirits-Camou-Suhas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11</text:p>
          </table:table-cell>
          <table:table-cell office:value-type="string">
            <text:p>Aincil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12</text:p>
          </table:table-cell>
          <table:table-cell office:value-type="string">
            <text:p>Ainharp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13</text:p>
          </table:table-cell>
          <table:table-cell office:value-type="string">
            <text:p>Ainhice-Mongel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14</text:p>
          </table:table-cell>
          <table:table-cell office:value-type="string">
            <text:p>Ainhoa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0"/>
          <table:table-cell office:value-type="float" office:value="6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15</text:p>
          </table:table-cell>
          <table:table-cell office:value-type="string">
            <text:p>Alçay-Alçabéhéty-Sunharet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16</text:p>
          </table:table-cell>
          <table:table-cell office:value-type="string">
            <text:p>Aldud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17</text:p>
          </table:table-cell>
          <table:table-cell office:value-type="string">
            <text:p>Alos-Sibas-Aben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18</text:p>
          </table:table-cell>
          <table:table-cell office:value-type="string">
            <text:p>Amendeuix-Onei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19</text:p>
          </table:table-cell>
          <table:table-cell office:value-type="string">
            <text:p>Amorots-Succ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20</text:p>
          </table:table-cell>
          <table:table-cell office:value-type="string">
            <text:p>Anc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21</text:p>
          </table:table-cell>
          <table:table-cell office:value-type="string">
            <text:p>Andoin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3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22</text:p>
          </table:table-cell>
          <table:table-cell office:value-type="string">
            <text:p>Andre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23</text:p>
          </table:table-cell>
          <table:table-cell office:value-type="string">
            <text:p>Angaï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024</text:p>
          </table:table-cell>
          <table:table-cell office:value-type="string">
            <text:p>Angl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"/>
          <table:table-cell office:value-type="float" office:value="2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53"/>
          <table:table-cell office:value-type="float" office:value="4"/>
          <table:table-cell office:value-type="float" office:value="9"/>
          <table:table-cell office:value-type="float" office:value="7"/>
          <table:table-cell office:value-type="float" office:value="44"/>
          <table:table-cell office:value-type="float" office:value="85"/>
          <table:table-cell office:value-type="float" office:value="64"/>
          <table:table-cell office:value-type="float" office:value="65"/>
          <table:table-cell office:value-type="float" office:value="61"/>
          <table:table-cell office:value-type="float" office:value="25"/>
          <table:table-cell office:value-type="float" office:value="69"/>
          <table:table-cell office:value-type="float" office:value="10"/>
          <table:table-cell office:value-type="float" office:value="13"/>
          <table:table-cell office:value-type="float" office:value="153"/>
          <table:table-cell office:value-type="float" office:value="119"/>
          <table:table-cell office:value-type="float" office:value="11"/>
          <table:table-cell office:value-type="float" office:value="47"/>
        </table:table-row>
        <table:table-row>
          <table:table-cell office:value-type="string">
            <text:p>64025</text:p>
          </table:table-cell>
          <table:table-cell office:value-type="string">
            <text:p>Ang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26</text:p>
          </table:table-cell>
          <table:table-cell office:value-type="string">
            <text:p>Anhau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27</text:p>
          </table:table-cell>
          <table:table-cell office:value-type="string">
            <text:p>An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28</text:p>
          </table:table-cell>
          <table:table-cell office:value-type="string">
            <text:p>Anoy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29</text:p>
          </table:table-cell>
          <table:table-cell office:value-type="string">
            <text:p>Aramit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31</text:p>
          </table:table-cell>
          <table:table-cell office:value-type="string">
            <text:p>Aranc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32</text:p>
          </table:table-cell>
          <table:table-cell office:value-type="string">
            <text:p>Araujuz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33</text:p>
          </table:table-cell>
          <table:table-cell office:value-type="string">
            <text:p>Arau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34</text:p>
          </table:table-cell>
          <table:table-cell office:value-type="string">
            <text:p>Arbérats-Sillèg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35</text:p>
          </table:table-cell>
          <table:table-cell office:value-type="string">
            <text:p>Arbonn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7"/>
          <table:table-cell office:value-type="float" office:value="7"/>
          <table:table-cell office:value-type="float" office:value="8"/>
          <table:table-cell office:value-type="float" office:value="6"/>
          <table:table-cell office:value-type="float" office:value="3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4"/>
        </table:table-row>
        <table:table-row>
          <table:table-cell office:value-type="string">
            <text:p>64036</text:p>
          </table:table-cell>
          <table:table-cell office:value-type="string">
            <text:p>Arbouet-Sussau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37</text:p>
          </table:table-cell>
          <table:table-cell office:value-type="string">
            <text:p>Arb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3"/>
          <table:table-cell office:value-type="float" office:value="5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38</text:p>
          </table:table-cell>
          <table:table-cell office:value-type="string">
            <text:p>Arcangu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2"/>
          <table:table-cell office:value-type="float" office:value="9"/>
          <table:table-cell office:value-type="float" office:value="6"/>
          <table:table-cell office:value-type="float" office:value="7"/>
          <table:table-cell office:value-type="float" office:value="2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4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039</text:p>
          </table:table-cell>
          <table:table-cell office:value-type="string">
            <text:p>Ar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0</text:p>
          </table:table-cell>
          <table:table-cell office:value-type="string">
            <text:p>Aret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2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1</text:p>
          </table:table-cell>
          <table:table-cell office:value-type="string">
            <text:p>Aress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2</text:p>
          </table:table-cell>
          <table:table-cell office:value-type="string">
            <text:p>Argagn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043</text:p>
          </table:table-cell>
          <table:table-cell office:value-type="string">
            <text:p>Argel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4</text:p>
          </table:table-cell>
          <table:table-cell office:value-type="string">
            <text:p>Arg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5</text:p>
          </table:table-cell>
          <table:table-cell office:value-type="string">
            <text:p>Arhans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6</text:p>
          </table:table-cell>
          <table:table-cell office:value-type="string">
            <text:p>Armendarit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7</text:p>
          </table:table-cell>
          <table:table-cell office:value-type="string">
            <text:p>Arnégu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8</text:p>
          </table:table-cell>
          <table:table-cell office:value-type="string">
            <text:p>Arn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49</text:p>
          </table:table-cell>
          <table:table-cell office:value-type="string">
            <text:p>Aroue-Ithorots-Olhaïb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50</text:p>
          </table:table-cell>
          <table:table-cell office:value-type="string">
            <text:p>Arrast-Larrebie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51</text:p>
          </table:table-cell>
          <table:table-cell office:value-type="string">
            <text:p>Arraute-Charrit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52</text:p>
          </table:table-cell>
          <table:table-cell office:value-type="string">
            <text:p>Arricau-Bord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53</text:p>
          </table:table-cell>
          <table:table-cell office:value-type="string">
            <text:p>Arri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54</text:p>
          </table:table-cell>
          <table:table-cell office:value-type="string">
            <text:p>Arros-de-Na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56</text:p>
          </table:table-cell>
          <table:table-cell office:value-type="string">
            <text:p>Arrosè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57</text:p>
          </table:table-cell>
          <table:table-cell office:value-type="string">
            <text:p>Arthez-de-Béar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3"/>
          <table:table-cell office:value-type="float" office:value="4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58</text:p>
          </table:table-cell>
          <table:table-cell office:value-type="string">
            <text:p>Arthez-d'Ass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59</text:p>
          </table:table-cell>
          <table:table-cell office:value-type="string">
            <text:p>Artiguelouta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60</text:p>
          </table:table-cell>
          <table:table-cell office:value-type="string">
            <text:p>Artiguelouv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8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61</text:p>
          </table:table-cell>
          <table:table-cell office:value-type="string">
            <text:p>Arti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8"/>
          <table:table-cell office:value-type="float" office:value="8"/>
          <table:table-cell office:value-type="float" office:value="6"/>
          <table:table-cell office:value-type="float" office:value="7"/>
          <table:table-cell office:value-type="float" office:value="6"/>
          <table:table-cell office:value-type="float" office:value="1"/>
          <table:table-cell office:value-type="float" office:value="8"/>
          <table:table-cell office:value-type="float" office:value="1"/>
          <table:table-cell office:value-type="float" office:value="4"/>
          <table:table-cell office:value-type="float" office:value="8"/>
          <table:table-cell office:value-type="float" office:value="5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62</text:p>
          </table:table-cell>
          <table:table-cell office:value-type="string">
            <text:p>Arud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4"/>
          <table:table-cell office:value-type="float" office:value="7"/>
          <table:table-cell office:value-type="float" office:value="3"/>
          <table:table-cell office:value-type="float" office:value="4"/>
          <table:table-cell office:value-type="float" office:value="1"/>
          <table:table-cell office:value-type="float" office:value="1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4"/>
          <table:table-cell office:value-type="float" office:value="1"/>
          <table:table-cell office:value-type="float" office:value="3"/>
        </table:table-row>
        <table:table-row>
          <table:table-cell office:value-type="string">
            <text:p>64063</text:p>
          </table:table-cell>
          <table:table-cell office:value-type="string">
            <text:p>Arzacq-Arrazigu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4"/>
          <table:table-cell office:value-type="float" office:value="2"/>
          <table:table-cell office:value-type="float" office:value="0"/>
          <table:table-cell office:value-type="float" office:value="5"/>
          <table:table-cell office:value-type="float" office:value="2"/>
          <table:table-cell office:value-type="float" office:value="1"/>
          <table:table-cell office:value-type="float" office:value="3"/>
        </table:table-row>
        <table:table-row>
          <table:table-cell office:value-type="string">
            <text:p>64064</text:p>
          </table:table-cell>
          <table:table-cell office:value-type="string">
            <text:p>Asasp-Arr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65</text:p>
          </table:table-cell>
          <table:table-cell office:value-type="string">
            <text:p>Asca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0"/>
          <table:table-cell office:value-type="float" office:value="12"/>
          <table:table-cell office:value-type="float" office:value="12"/>
          <table:table-cell office:value-type="float" office:value="16"/>
          <table:table-cell office:value-type="float" office:value="10"/>
          <table:table-cell office:value-type="float" office:value="1"/>
          <table:table-cell office:value-type="float" office:value="8"/>
          <table:table-cell office:value-type="float" office:value="2"/>
          <table:table-cell office:value-type="float" office:value="0"/>
          <table:table-cell office:value-type="float" office:value="15"/>
          <table:table-cell office:value-type="float" office:value="9"/>
          <table:table-cell office:value-type="float" office:value="1"/>
          <table:table-cell office:value-type="float" office:value="2"/>
        </table:table-row>
        <table:table-row>
          <table:table-cell office:value-type="string">
            <text:p>64066</text:p>
          </table:table-cell>
          <table:table-cell office:value-type="string">
            <text:p>Ascar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67</text:p>
          </table:table-cell>
          <table:table-cell office:value-type="string">
            <text:p>Ass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3"/>
          <table:table-cell office:value-type="float" office:value="3"/>
          <table:table-cell office:value-type="float" office:value="7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1"/>
        </table:table-row>
        <table:table-row>
          <table:table-cell office:value-type="string">
            <text:p>64068</text:p>
          </table:table-cell>
          <table:table-cell office:value-type="string">
            <text:p>Ass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6"/>
          <table:table-cell office:value-type="float" office:value="7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69</text:p>
          </table:table-cell>
          <table:table-cell office:value-type="string">
            <text:p>Aste-Bé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70</text:p>
          </table:table-cell>
          <table:table-cell office:value-type="string">
            <text:p>Asti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71</text:p>
          </table:table-cell>
          <table:table-cell office:value-type="string">
            <text:p>Athos-Aspi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72</text:p>
          </table:table-cell>
          <table:table-cell office:value-type="string">
            <text:p>Aubert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73</text:p>
          </table:table-cell>
          <table:table-cell office:value-type="string">
            <text:p>Aub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74</text:p>
          </table:table-cell>
          <table:table-cell office:value-type="string">
            <text:p>Aub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75</text:p>
          </table:table-cell>
          <table:table-cell office:value-type="string">
            <text:p>Audau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77</text:p>
          </table:table-cell>
          <table:table-cell office:value-type="string">
            <text:p>Auga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78</text:p>
          </table:table-cell>
          <table:table-cell office:value-type="string">
            <text:p>Auriac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79</text:p>
          </table:table-cell>
          <table:table-cell office:value-type="string">
            <text:p>Aurions-Idern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0</text:p>
          </table:table-cell>
          <table:table-cell office:value-type="string">
            <text:p>Ausseviel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1</text:p>
          </table:table-cell>
          <table:table-cell office:value-type="string">
            <text:p>Aussuru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2</text:p>
          </table:table-cell>
          <table:table-cell office:value-type="string">
            <text:p>Auterriv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3</text:p>
          </table:table-cell>
          <table:table-cell office:value-type="string">
            <text:p>Autevielle-Saint-Martin-Bider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4</text:p>
          </table:table-cell>
          <table:table-cell office:value-type="string">
            <text:p>Aydi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5</text:p>
          </table:table-cell>
          <table:table-cell office:value-type="string">
            <text:p>Aydi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6</text:p>
          </table:table-cell>
          <table:table-cell office:value-type="string">
            <text:p>Ayher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3"/>
          <table:table-cell office:value-type="float" office:value="4"/>
          <table:table-cell office:value-type="float" office:value="2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7</text:p>
          </table:table-cell>
          <table:table-cell office:value-type="string">
            <text:p>Baigts-de-Béar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8</text:p>
          </table:table-cell>
          <table:table-cell office:value-type="string">
            <text:p>Balansu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89</text:p>
          </table:table-cell>
          <table:table-cell office:value-type="string">
            <text:p>Balei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90</text:p>
          </table:table-cell>
          <table:table-cell office:value-type="string">
            <text:p>Baliracq-Maumuss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91</text:p>
          </table:table-cell>
          <table:table-cell office:value-type="string">
            <text:p>Balir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92</text:p>
          </table:table-cell>
          <table:table-cell office:value-type="string">
            <text:p>Banca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93</text:p>
          </table:table-cell>
          <table:table-cell office:value-type="string">
            <text:p>Barc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94</text:p>
          </table:table-cell>
          <table:table-cell office:value-type="string">
            <text:p>Bard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7"/>
          <table:table-cell office:value-type="float" office:value="7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95</text:p>
          </table:table-cell>
          <table:table-cell office:value-type="string">
            <text:p>Barinq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96</text:p>
          </table:table-cell>
          <table:table-cell office:value-type="string">
            <text:p>Barraute-Cam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97</text:p>
          </table:table-cell>
          <table:table-cell office:value-type="string">
            <text:p>Barzu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098</text:p>
          </table:table-cell>
          <table:table-cell office:value-type="string">
            <text:p>Bassillon-Vauzé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099</text:p>
          </table:table-cell>
          <table:table-cell office:value-type="string">
            <text:p>Bastanè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00</text:p>
          </table:table-cell>
          <table:table-cell office:value-type="string">
            <text:p>Bassussarr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2"/>
          <table:table-cell office:value-type="float" office:value="6"/>
          <table:table-cell office:value-type="float" office:value="10"/>
          <table:table-cell office:value-type="float" office:value="1"/>
          <table:table-cell office:value-type="float" office:value="2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5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101</text:p>
          </table:table-cell>
          <table:table-cell office:value-type="string">
            <text:p>Baudrei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102</text:p>
          </table:table-cell>
          <table:table-cell office:value-type="string">
            <text:p>Bayonn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45"/>
          <table:table-cell office:value-type="float" office:value="11"/>
          <table:table-cell office:value-type="float" office:value="5"/>
          <table:table-cell office:value-type="float" office:value="1"/>
          <table:table-cell office:value-type="float" office:value="0"/>
          <table:table-cell office:value-type="float" office:value="64"/>
          <table:table-cell office:value-type="float" office:value="7"/>
          <table:table-cell office:value-type="float" office:value="6"/>
          <table:table-cell office:value-type="float" office:value="12"/>
          <table:table-cell office:value-type="float" office:value="85"/>
          <table:table-cell office:value-type="float" office:value="119"/>
          <table:table-cell office:value-type="float" office:value="80"/>
          <table:table-cell office:value-type="float" office:value="60"/>
          <table:table-cell office:value-type="float" office:value="54"/>
          <table:table-cell office:value-type="float" office:value="29"/>
          <table:table-cell office:value-type="float" office:value="99"/>
          <table:table-cell office:value-type="float" office:value="6"/>
          <table:table-cell office:value-type="float" office:value="26"/>
          <table:table-cell office:value-type="float" office:value="282"/>
          <table:table-cell office:value-type="float" office:value="119"/>
          <table:table-cell office:value-type="float" office:value="16"/>
          <table:table-cell office:value-type="float" office:value="58"/>
        </table:table-row>
        <table:table-row>
          <table:table-cell office:value-type="string">
            <text:p>64103</text:p>
          </table:table-cell>
          <table:table-cell office:value-type="string">
            <text:p>Bédeil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04</text:p>
          </table:table-cell>
          <table:table-cell office:value-type="string">
            <text:p>Bed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05</text:p>
          </table:table-cell>
          <table:table-cell office:value-type="string">
            <text:p>Bégui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06</text:p>
          </table:table-cell>
          <table:table-cell office:value-type="string">
            <text:p>Béhasque-Lapis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07</text:p>
          </table:table-cell>
          <table:table-cell office:value-type="string">
            <text:p>Béhorlégu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08</text:p>
          </table:table-cell>
          <table:table-cell office:value-type="string">
            <text:p>Bello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109</text:p>
          </table:table-cell>
          <table:table-cell office:value-type="string">
            <text:p>Bénéj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5"/>
          <table:table-cell office:value-type="float" office:value="7"/>
          <table:table-cell office:value-type="float" office:value="7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3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0</text:p>
          </table:table-cell>
          <table:table-cell office:value-type="string">
            <text:p>Béos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1</text:p>
          </table:table-cell>
          <table:table-cell office:value-type="string">
            <text:p>Bentayou-Séré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2</text:p>
          </table:table-cell>
          <table:table-cell office:value-type="string">
            <text:p>Béren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3</text:p>
          </table:table-cell>
          <table:table-cell office:value-type="string">
            <text:p>Bergouey-Viellenav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4</text:p>
          </table:table-cell>
          <table:table-cell office:value-type="string">
            <text:p>Bernadet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5</text:p>
          </table:table-cell>
          <table:table-cell office:value-type="string">
            <text:p>Berrogain-Larun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6</text:p>
          </table:table-cell>
          <table:table-cell office:value-type="string">
            <text:p>Besc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7</text:p>
          </table:table-cell>
          <table:table-cell office:value-type="string">
            <text:p>Bésingrand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8</text:p>
          </table:table-cell>
          <table:table-cell office:value-type="string">
            <text:p>Bétr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19</text:p>
          </table:table-cell>
          <table:table-cell office:value-type="string">
            <text:p>Beus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20</text:p>
          </table:table-cell>
          <table:table-cell office:value-type="string">
            <text:p>Beyrie-sur-Joyeu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21</text:p>
          </table:table-cell>
          <table:table-cell office:value-type="string">
            <text:p>Beyrie-en-Béar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22</text:p>
          </table:table-cell>
          <table:table-cell office:value-type="string">
            <text:p>Biarritz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"/>
          <table:table-cell office:value-type="float" office:value="3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24"/>
          <table:table-cell office:value-type="float" office:value="2"/>
          <table:table-cell office:value-type="float" office:value="9"/>
          <table:table-cell office:value-type="float" office:value="6"/>
          <table:table-cell office:value-type="float" office:value="35"/>
          <table:table-cell office:value-type="float" office:value="76"/>
          <table:table-cell office:value-type="float" office:value="50"/>
          <table:table-cell office:value-type="float" office:value="31"/>
          <table:table-cell office:value-type="float" office:value="37"/>
          <table:table-cell office:value-type="float" office:value="17"/>
          <table:table-cell office:value-type="float" office:value="73"/>
          <table:table-cell office:value-type="float" office:value="14"/>
          <table:table-cell office:value-type="float" office:value="0"/>
          <table:table-cell office:value-type="float" office:value="246"/>
          <table:table-cell office:value-type="float" office:value="156"/>
          <table:table-cell office:value-type="float" office:value="14"/>
          <table:table-cell office:value-type="float" office:value="42"/>
        </table:table-row>
        <table:table-row>
          <table:table-cell office:value-type="string">
            <text:p>64123</text:p>
          </table:table-cell>
          <table:table-cell office:value-type="string">
            <text:p>Bidach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2"/>
          <table:table-cell office:value-type="float" office:value="1"/>
        </table:table-row>
        <table:table-row>
          <table:table-cell office:value-type="string">
            <text:p>64124</text:p>
          </table:table-cell>
          <table:table-cell office:value-type="string">
            <text:p>Bidarra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8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25</text:p>
          </table:table-cell>
          <table:table-cell office:value-type="string">
            <text:p>Bidar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10"/>
          <table:table-cell office:value-type="float" office:value="28"/>
          <table:table-cell office:value-type="float" office:value="18"/>
          <table:table-cell office:value-type="float" office:value="13"/>
          <table:table-cell office:value-type="float" office:value="14"/>
          <table:table-cell office:value-type="float" office:value="4"/>
          <table:table-cell office:value-type="float" office:value="10"/>
          <table:table-cell office:value-type="float" office:value="2"/>
          <table:table-cell office:value-type="float" office:value="0"/>
          <table:table-cell office:value-type="float" office:value="41"/>
          <table:table-cell office:value-type="float" office:value="20"/>
          <table:table-cell office:value-type="float" office:value="3"/>
          <table:table-cell office:value-type="float" office:value="12"/>
        </table:table-row>
        <table:table-row>
          <table:table-cell office:value-type="string">
            <text:p>64126</text:p>
          </table:table-cell>
          <table:table-cell office:value-type="string">
            <text:p>Bid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27</text:p>
          </table:table-cell>
          <table:table-cell office:value-type="string">
            <text:p>Biel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28</text:p>
          </table:table-cell>
          <table:table-cell office:value-type="string">
            <text:p>Bilhèr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29</text:p>
          </table:table-cell>
          <table:table-cell office:value-type="string">
            <text:p>Billè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5"/>
          <table:table-cell office:value-type="float" office:value="28"/>
          <table:table-cell office:value-type="float" office:value="11"/>
          <table:table-cell office:value-type="float" office:value="16"/>
          <table:table-cell office:value-type="float" office:value="17"/>
          <table:table-cell office:value-type="float" office:value="1"/>
          <table:table-cell office:value-type="float" office:value="20"/>
          <table:table-cell office:value-type="float" office:value="1"/>
          <table:table-cell office:value-type="float" office:value="6"/>
          <table:table-cell office:value-type="float" office:value="12"/>
          <table:table-cell office:value-type="float" office:value="9"/>
          <table:table-cell office:value-type="float" office:value="1"/>
          <table:table-cell office:value-type="float" office:value="9"/>
        </table:table-row>
        <table:table-row>
          <table:table-cell office:value-type="string">
            <text:p>64130</text:p>
          </table:table-cell>
          <table:table-cell office:value-type="string">
            <text:p>Biriat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8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131</text:p>
          </table:table-cell>
          <table:table-cell office:value-type="string">
            <text:p>Bir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32</text:p>
          </table:table-cell>
          <table:table-cell office:value-type="string">
            <text:p>Bizan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10"/>
          <table:table-cell office:value-type="float" office:value="7"/>
          <table:table-cell office:value-type="float" office:value="5"/>
          <table:table-cell office:value-type="float" office:value="5"/>
          <table:table-cell office:value-type="float" office:value="0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7"/>
          <table:table-cell office:value-type="float" office:value="2"/>
          <table:table-cell office:value-type="float" office:value="0"/>
          <table:table-cell office:value-type="float" office:value="3"/>
        </table:table-row>
        <table:table-row>
          <table:table-cell office:value-type="string">
            <text:p>64133</text:p>
          </table:table-cell>
          <table:table-cell office:value-type="string">
            <text:p>Boeil-Bezing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34</text:p>
          </table:table-cell>
          <table:table-cell office:value-type="string">
            <text:p>Bonloc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35</text:p>
          </table:table-cell>
          <table:table-cell office:value-type="string">
            <text:p>Bonnu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36</text:p>
          </table:table-cell>
          <table:table-cell office:value-type="string">
            <text:p>Borc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37</text:p>
          </table:table-cell>
          <table:table-cell office:value-type="string">
            <text:p>Bordèr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38</text:p>
          </table:table-cell>
          <table:table-cell office:value-type="string">
            <text:p>Bord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7"/>
          <table:table-cell office:value-type="float" office:value="3"/>
          <table:table-cell office:value-type="float" office:value="4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139</text:p>
          </table:table-cell>
          <table:table-cell office:value-type="string">
            <text:p>Bosdarr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40</text:p>
          </table:table-cell>
          <table:table-cell office:value-type="string">
            <text:p>Bouc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3"/>
          <table:table-cell office:value-type="float" office:value="3"/>
          <table:table-cell office:value-type="float" office:value="0"/>
          <table:table-cell office:value-type="float" office:value="2"/>
          <table:table-cell office:value-type="float" office:value="13"/>
          <table:table-cell office:value-type="float" office:value="29"/>
          <table:table-cell office:value-type="float" office:value="16"/>
          <table:table-cell office:value-type="float" office:value="11"/>
          <table:table-cell office:value-type="float" office:value="12"/>
          <table:table-cell office:value-type="float" office:value="2"/>
          <table:table-cell office:value-type="float" office:value="16"/>
          <table:table-cell office:value-type="float" office:value="1"/>
          <table:table-cell office:value-type="float" office:value="0"/>
          <table:table-cell office:value-type="float" office:value="9"/>
          <table:table-cell office:value-type="float" office:value="8"/>
          <table:table-cell office:value-type="float" office:value="0"/>
          <table:table-cell office:value-type="float" office:value="7"/>
        </table:table-row>
        <table:table-row>
          <table:table-cell office:value-type="string">
            <text:p>64141</text:p>
          </table:table-cell>
          <table:table-cell office:value-type="string">
            <text:p>Boueilh-Boueilho-Lasq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42</text:p>
          </table:table-cell>
          <table:table-cell office:value-type="string">
            <text:p>Bougarbe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5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143</text:p>
          </table:table-cell>
          <table:table-cell office:value-type="string">
            <text:p>Bouill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44</text:p>
          </table:table-cell>
          <table:table-cell office:value-type="string">
            <text:p>Boumour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45</text:p>
          </table:table-cell>
          <table:table-cell office:value-type="string">
            <text:p>Bourdett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5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46</text:p>
          </table:table-cell>
          <table:table-cell office:value-type="string">
            <text:p>Bourn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47</text:p>
          </table:table-cell>
          <table:table-cell office:value-type="string">
            <text:p>Brisc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6"/>
          <table:table-cell office:value-type="float" office:value="8"/>
          <table:table-cell office:value-type="float" office:value="4"/>
          <table:table-cell office:value-type="float" office:value="5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3"/>
        </table:table-row>
        <table:table-row>
          <table:table-cell office:value-type="string">
            <text:p>64148</text:p>
          </table:table-cell>
          <table:table-cell office:value-type="string">
            <text:p>Bruges-Capbis-Mifag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5"/>
          <table:table-cell office:value-type="float" office:value="3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49</text:p>
          </table:table-cell>
          <table:table-cell office:value-type="string">
            <text:p>Bugne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0</text:p>
          </table:table-cell>
          <table:table-cell office:value-type="string">
            <text:p>Bun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1</text:p>
          </table:table-cell>
          <table:table-cell office:value-type="string">
            <text:p>Burgaronn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2</text:p>
          </table:table-cell>
          <table:table-cell office:value-type="string">
            <text:p>Bur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2"/>
          <table:table-cell office:value-type="float" office:value="3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3</text:p>
          </table:table-cell>
          <table:table-cell office:value-type="string">
            <text:p>Burosse-Mendous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4</text:p>
          </table:table-cell>
          <table:table-cell office:value-type="string">
            <text:p>Bussunarits-Sarrasquet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5</text:p>
          </table:table-cell>
          <table:table-cell office:value-type="string">
            <text:p>Bustince-Iriberr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6</text:p>
          </table:table-cell>
          <table:table-cell office:value-type="string">
            <text:p>Buzi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7</text:p>
          </table:table-cell>
          <table:table-cell office:value-type="string">
            <text:p>Buz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2"/>
          <table:table-cell office:value-type="float" office:value="2"/>
          <table:table-cell office:value-type="float" office:value="3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</table:table-row>
        <table:table-row>
          <table:table-cell office:value-type="string">
            <text:p>64158</text:p>
          </table:table-cell>
          <table:table-cell office:value-type="string">
            <text:p>Cabid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59</text:p>
          </table:table-cell>
          <table:table-cell office:value-type="string">
            <text:p>Cadill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60</text:p>
          </table:table-cell>
          <table:table-cell office:value-type="string">
            <text:p>Cambo-les-Bain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8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12"/>
          <table:table-cell office:value-type="float" office:value="7"/>
          <table:table-cell office:value-type="float" office:value="9"/>
          <table:table-cell office:value-type="float" office:value="10"/>
          <table:table-cell office:value-type="float" office:value="2"/>
          <table:table-cell office:value-type="float" office:value="9"/>
          <table:table-cell office:value-type="float" office:value="6"/>
          <table:table-cell office:value-type="float" office:value="0"/>
          <table:table-cell office:value-type="float" office:value="11"/>
          <table:table-cell office:value-type="float" office:value="10"/>
          <table:table-cell office:value-type="float" office:value="3"/>
          <table:table-cell office:value-type="float" office:value="7"/>
        </table:table-row>
        <table:table-row>
          <table:table-cell office:value-type="string">
            <text:p>64161</text:p>
          </table:table-cell>
          <table:table-cell office:value-type="string">
            <text:p>Cam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62</text:p>
          </table:table-cell>
          <table:table-cell office:value-type="string">
            <text:p>Camou-Cihig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65</text:p>
          </table:table-cell>
          <table:table-cell office:value-type="string">
            <text:p>Cardes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66</text:p>
          </table:table-cell>
          <table:table-cell office:value-type="string">
            <text:p>Caro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67</text:p>
          </table:table-cell>
          <table:table-cell office:value-type="string">
            <text:p>Carrè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68</text:p>
          </table:table-cell>
          <table:table-cell office:value-type="string">
            <text:p>Carresse-Cassabe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0</text:p>
          </table:table-cell>
          <table:table-cell office:value-type="string">
            <text:p>Castagnè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1</text:p>
          </table:table-cell>
          <table:table-cell office:value-type="string">
            <text:p>Casteide-Cami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2</text:p>
          </table:table-cell>
          <table:table-cell office:value-type="string">
            <text:p>Casteide-Cand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173</text:p>
          </table:table-cell>
          <table:table-cell office:value-type="string">
            <text:p>Casteide-Do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4</text:p>
          </table:table-cell>
          <table:table-cell office:value-type="string">
            <text:p>Castéra-Loubi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5</text:p>
          </table:table-cell>
          <table:table-cell office:value-type="string">
            <text:p>Cast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6</text:p>
          </table:table-cell>
          <table:table-cell office:value-type="string">
            <text:p>Castetb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7</text:p>
          </table:table-cell>
          <table:table-cell office:value-type="string">
            <text:p>Castéti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8</text:p>
          </table:table-cell>
          <table:table-cell office:value-type="string">
            <text:p>Castetnau-Camblong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79</text:p>
          </table:table-cell>
          <table:table-cell office:value-type="string">
            <text:p>Castetne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0</text:p>
          </table:table-cell>
          <table:table-cell office:value-type="string">
            <text:p>Castetpug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1</text:p>
          </table:table-cell>
          <table:table-cell office:value-type="string">
            <text:p>Castillon (Canton d'Arthez-de-Béarn)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2</text:p>
          </table:table-cell>
          <table:table-cell office:value-type="string">
            <text:p>Castillon (Canton de Lembeye)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3</text:p>
          </table:table-cell>
          <table:table-cell office:value-type="string">
            <text:p>Caubios-Lo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4</text:p>
          </table:table-cell>
          <table:table-cell office:value-type="string">
            <text:p>Cesc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4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5</text:p>
          </table:table-cell>
          <table:table-cell office:value-type="string">
            <text:p>Cette-Eygu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6</text:p>
          </table:table-cell>
          <table:table-cell office:value-type="string">
            <text:p>Char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7</text:p>
          </table:table-cell>
          <table:table-cell office:value-type="string">
            <text:p>Charritte-de-Ba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8</text:p>
          </table:table-cell>
          <table:table-cell office:value-type="string">
            <text:p>Chérau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89</text:p>
          </table:table-cell>
          <table:table-cell office:value-type="string">
            <text:p>Cibou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0"/>
          <table:table-cell office:value-type="float" office:value="8"/>
          <table:table-cell office:value-type="float" office:value="8"/>
          <table:table-cell office:value-type="float" office:value="4"/>
          <table:table-cell office:value-type="float" office:value="3"/>
          <table:table-cell office:value-type="float" office:value="10"/>
          <table:table-cell office:value-type="float" office:value="1"/>
          <table:table-cell office:value-type="float" office:value="0"/>
          <table:table-cell office:value-type="float" office:value="31"/>
          <table:table-cell office:value-type="float" office:value="15"/>
          <table:table-cell office:value-type="float" office:value="2"/>
          <table:table-cell office:value-type="float" office:value="6"/>
        </table:table-row>
        <table:table-row>
          <table:table-cell office:value-type="string">
            <text:p>64190</text:p>
          </table:table-cell>
          <table:table-cell office:value-type="string">
            <text:p>Clar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91</text:p>
          </table:table-cell>
          <table:table-cell office:value-type="string">
            <text:p>Coarraz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8"/>
          <table:table-cell office:value-type="float" office:value="5"/>
          <table:table-cell office:value-type="float" office:value="5"/>
          <table:table-cell office:value-type="float" office:value="1"/>
          <table:table-cell office:value-type="float" office:value="0"/>
          <table:table-cell office:value-type="float" office:value="5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1"/>
          <table:table-cell office:value-type="float" office:value="2"/>
          <table:table-cell office:value-type="float" office:value="3"/>
        </table:table-row>
        <table:table-row>
          <table:table-cell office:value-type="string">
            <text:p>64192</text:p>
          </table:table-cell>
          <table:table-cell office:value-type="string">
            <text:p>Conchez-de-Béar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93</text:p>
          </table:table-cell>
          <table:table-cell office:value-type="string">
            <text:p>Corbère-Abèr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94</text:p>
          </table:table-cell>
          <table:table-cell office:value-type="string">
            <text:p>Coslédaà-Lube-Boas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95</text:p>
          </table:table-cell>
          <table:table-cell office:value-type="string">
            <text:p>Coublu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96</text:p>
          </table:table-cell>
          <table:table-cell office:value-type="string">
            <text:p>Crouseill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97</text:p>
          </table:table-cell>
          <table:table-cell office:value-type="string">
            <text:p>Cuquer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198</text:p>
          </table:table-cell>
          <table:table-cell office:value-type="string">
            <text:p>Dengu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7"/>
          <table:table-cell office:value-type="float" office:value="3"/>
          <table:table-cell office:value-type="float" office:value="5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199</text:p>
          </table:table-cell>
          <table:table-cell office:value-type="string">
            <text:p>Dius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00</text:p>
          </table:table-cell>
          <table:table-cell office:value-type="string">
            <text:p>Doaz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01</text:p>
          </table:table-cell>
          <table:table-cell office:value-type="string">
            <text:p>Dogn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02</text:p>
          </table:table-cell>
          <table:table-cell office:value-type="string">
            <text:p>Domezain-Berrau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03</text:p>
          </table:table-cell>
          <table:table-cell office:value-type="string">
            <text:p>Doum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04</text:p>
          </table:table-cell>
          <table:table-cell office:value-type="string">
            <text:p>Eaux-Bonn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7"/>
          <table:table-cell office:value-type="float" office:value="4"/>
          <table:table-cell office:value-type="float" office:value="1"/>
          <table:table-cell office:value-type="float" office:value="0"/>
        </table:table-row>
        <table:table-row>
          <table:table-cell office:value-type="string">
            <text:p>64205</text:p>
          </table:table-cell>
          <table:table-cell office:value-type="string">
            <text:p>Esc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06</text:p>
          </table:table-cell>
          <table:table-cell office:value-type="string">
            <text:p>Esco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07</text:p>
          </table:table-cell>
          <table:table-cell office:value-type="string">
            <text:p>Esc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08</text:p>
          </table:table-cell>
          <table:table-cell office:value-type="string">
            <text:p>Escoubè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09</text:p>
          </table:table-cell>
          <table:table-cell office:value-type="string">
            <text:p>Escou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0</text:p>
          </table:table-cell>
          <table:table-cell office:value-type="string">
            <text:p>Escurè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1</text:p>
          </table:table-cell>
          <table:table-cell office:value-type="string">
            <text:p>Eslourenties-Daba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2</text:p>
          </table:table-cell>
          <table:table-cell office:value-type="string">
            <text:p>Espéchè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13</text:p>
          </table:table-cell>
          <table:table-cell office:value-type="string">
            <text:p>Espelet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6"/>
          <table:table-cell office:value-type="float" office:value="5"/>
          <table:table-cell office:value-type="float" office:value="7"/>
          <table:table-cell office:value-type="float" office:value="3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9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4</text:p>
          </table:table-cell>
          <table:table-cell office:value-type="string">
            <text:p>Espès-Undure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5</text:p>
          </table:table-cell>
          <table:table-cell office:value-type="string">
            <text:p>Espiu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6</text:p>
          </table:table-cell>
          <table:table-cell office:value-type="string">
            <text:p>Espoe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3"/>
          <table:table-cell office:value-type="float" office:value="3"/>
          <table:table-cell office:value-type="float" office:value="2"/>
          <table:table-cell office:value-type="float" office:value="4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7</text:p>
          </table:table-cell>
          <table:table-cell office:value-type="string">
            <text:p>Esquiu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8</text:p>
          </table:table-cell>
          <table:table-cell office:value-type="string">
            <text:p>Estérençub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19</text:p>
          </table:table-cell>
          <table:table-cell office:value-type="string">
            <text:p>Estiales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0</text:p>
          </table:table-cell>
          <table:table-cell office:value-type="string">
            <text:p>Est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21</text:p>
          </table:table-cell>
          <table:table-cell office:value-type="string">
            <text:p>Etcharr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2</text:p>
          </table:table-cell>
          <table:table-cell office:value-type="string">
            <text:p>Etcheba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3</text:p>
          </table:table-cell>
          <table:table-cell office:value-type="string">
            <text:p>Etsau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4</text:p>
          </table:table-cell>
          <table:table-cell office:value-type="string">
            <text:p>Eys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5</text:p>
          </table:table-cell>
          <table:table-cell office:value-type="string">
            <text:p>Féa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6</text:p>
          </table:table-cell>
          <table:table-cell office:value-type="string">
            <text:p>Fichous-Riumay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7</text:p>
          </table:table-cell>
          <table:table-cell office:value-type="string">
            <text:p>Gabast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8</text:p>
          </table:table-cell>
          <table:table-cell office:value-type="string">
            <text:p>Gab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29</text:p>
          </table:table-cell>
          <table:table-cell office:value-type="string">
            <text:p>Gamarth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30</text:p>
          </table:table-cell>
          <table:table-cell office:value-type="string">
            <text:p>Ga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8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10"/>
          <table:table-cell office:value-type="float" office:value="11"/>
          <table:table-cell office:value-type="float" office:value="11"/>
          <table:table-cell office:value-type="float" office:value="7"/>
          <table:table-cell office:value-type="float" office:value="2"/>
          <table:table-cell office:value-type="float" office:value="5"/>
          <table:table-cell office:value-type="float" office:value="2"/>
          <table:table-cell office:value-type="float" office:value="0"/>
          <table:table-cell office:value-type="float" office:value="8"/>
          <table:table-cell office:value-type="float" office:value="2"/>
          <table:table-cell office:value-type="float" office:value="1"/>
          <table:table-cell office:value-type="float" office:value="5"/>
        </table:table-row>
        <table:table-row>
          <table:table-cell office:value-type="string">
            <text:p>64231</text:p>
          </table:table-cell>
          <table:table-cell office:value-type="string">
            <text:p>Garinde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32</text:p>
          </table:table-cell>
          <table:table-cell office:value-type="string">
            <text:p>Garlède-Mondeb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33</text:p>
          </table:table-cell>
          <table:table-cell office:value-type="string">
            <text:p>Garl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5"/>
          <table:table-cell office:value-type="float" office:value="0"/>
          <table:table-cell office:value-type="float" office:value="3"/>
          <table:table-cell office:value-type="float" office:value="4"/>
          <table:table-cell office:value-type="float" office:value="2"/>
          <table:table-cell office:value-type="float" office:value="1"/>
          <table:table-cell office:value-type="float" office:value="6"/>
          <table:table-cell office:value-type="float" office:value="1"/>
          <table:table-cell office:value-type="float" office:value="1"/>
          <table:table-cell office:value-type="float" office:value="3"/>
          <table:table-cell office:value-type="float" office:value="2"/>
          <table:table-cell office:value-type="float" office:value="1"/>
          <table:table-cell office:value-type="float" office:value="1"/>
        </table:table-row>
        <table:table-row>
          <table:table-cell office:value-type="string">
            <text:p>64234</text:p>
          </table:table-cell>
          <table:table-cell office:value-type="string">
            <text:p>Gar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35</text:p>
          </table:table-cell>
          <table:table-cell office:value-type="string">
            <text:p>Garri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36</text:p>
          </table:table-cell>
          <table:table-cell office:value-type="string">
            <text:p>Gay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37</text:p>
          </table:table-cell>
          <table:table-cell office:value-type="string">
            <text:p>Gel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3"/>
          <table:table-cell office:value-type="float" office:value="9"/>
          <table:table-cell office:value-type="float" office:value="10"/>
          <table:table-cell office:value-type="float" office:value="11"/>
          <table:table-cell office:value-type="float" office:value="9"/>
          <table:table-cell office:value-type="float" office:value="0"/>
          <table:table-cell office:value-type="float" office:value="6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3"/>
        </table:table-row>
        <table:table-row>
          <table:table-cell office:value-type="string">
            <text:p>64238</text:p>
          </table:table-cell>
          <table:table-cell office:value-type="string">
            <text:p>Ge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4"/>
          <table:table-cell office:value-type="float" office:value="6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4"/>
        </table:table-row>
        <table:table-row>
          <table:table-cell office:value-type="string">
            <text:p>64239</text:p>
          </table:table-cell>
          <table:table-cell office:value-type="string">
            <text:p>Gerderes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0</text:p>
          </table:table-cell>
          <table:table-cell office:value-type="string">
            <text:p>Gère-Bélest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1</text:p>
          </table:table-cell>
          <table:table-cell office:value-type="string">
            <text:p>Géronc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2</text:p>
          </table:table-cell>
          <table:table-cell office:value-type="string">
            <text:p>Gesta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3</text:p>
          </table:table-cell>
          <table:table-cell office:value-type="string">
            <text:p>Géus-d'Arz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4</text:p>
          </table:table-cell>
          <table:table-cell office:value-type="string">
            <text:p>Geüs-d'Olor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5</text:p>
          </table:table-cell>
          <table:table-cell office:value-type="string">
            <text:p>Goè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6</text:p>
          </table:table-cell>
          <table:table-cell office:value-type="string">
            <text:p>Gome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7</text:p>
          </table:table-cell>
          <table:table-cell office:value-type="string">
            <text:p>Gotein-Libarren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49</text:p>
          </table:table-cell>
          <table:table-cell office:value-type="string">
            <text:p>Guéthar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2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7"/>
          <table:table-cell office:value-type="float" office:value="4"/>
          <table:table-cell office:value-type="float" office:value="0"/>
          <table:table-cell office:value-type="float" office:value="3"/>
        </table:table-row>
        <table:table-row>
          <table:table-cell office:value-type="string">
            <text:p>64250</text:p>
          </table:table-cell>
          <table:table-cell office:value-type="string">
            <text:p>Guich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51</text:p>
          </table:table-cell>
          <table:table-cell office:value-type="string">
            <text:p>Guinarthe-Parenti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52</text:p>
          </table:table-cell>
          <table:table-cell office:value-type="string">
            <text:p>Gurmenç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53</text:p>
          </table:table-cell>
          <table:table-cell office:value-type="string">
            <text:p>Gur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54</text:p>
          </table:table-cell>
          <table:table-cell office:value-type="string">
            <text:p>Hagetaub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55</text:p>
          </table:table-cell>
          <table:table-cell office:value-type="string">
            <text:p>Hals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5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56</text:p>
          </table:table-cell>
          <table:table-cell office:value-type="string">
            <text:p>Hasparr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3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11"/>
          <table:table-cell office:value-type="float" office:value="13"/>
          <table:table-cell office:value-type="float" office:value="15"/>
          <table:table-cell office:value-type="float" office:value="8"/>
          <table:table-cell office:value-type="float" office:value="12"/>
          <table:table-cell office:value-type="float" office:value="3"/>
          <table:table-cell office:value-type="float" office:value="11"/>
          <table:table-cell office:value-type="float" office:value="2"/>
          <table:table-cell office:value-type="float" office:value="5"/>
          <table:table-cell office:value-type="float" office:value="13"/>
          <table:table-cell office:value-type="float" office:value="14"/>
          <table:table-cell office:value-type="float" office:value="1"/>
          <table:table-cell office:value-type="float" office:value="5"/>
        </table:table-row>
        <table:table-row>
          <table:table-cell office:value-type="string">
            <text:p>64257</text:p>
          </table:table-cell>
          <table:table-cell office:value-type="string">
            <text:p>Haut-de-Bosdarr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58</text:p>
          </table:table-cell>
          <table:table-cell office:value-type="string">
            <text:p>Hau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59</text:p>
          </table:table-cell>
          <table:table-cell office:value-type="string">
            <text:p>Hélet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7"/>
          <table:table-cell office:value-type="float" office:value="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0</text:p>
          </table:table-cell>
          <table:table-cell office:value-type="string">
            <text:p>Henday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3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1"/>
          <table:table-cell office:value-type="float" office:value="2"/>
          <table:table-cell office:value-type="float" office:value="1"/>
          <table:table-cell office:value-type="float" office:value="3"/>
          <table:table-cell office:value-type="float" office:value="30"/>
          <table:table-cell office:value-type="float" office:value="36"/>
          <table:table-cell office:value-type="float" office:value="18"/>
          <table:table-cell office:value-type="float" office:value="14"/>
          <table:table-cell office:value-type="float" office:value="14"/>
          <table:table-cell office:value-type="float" office:value="12"/>
          <table:table-cell office:value-type="float" office:value="23"/>
          <table:table-cell office:value-type="float" office:value="2"/>
          <table:table-cell office:value-type="float" office:value="2"/>
          <table:table-cell office:value-type="float" office:value="66"/>
          <table:table-cell office:value-type="float" office:value="35"/>
          <table:table-cell office:value-type="float" office:value="3"/>
          <table:table-cell office:value-type="float" office:value="6"/>
        </table:table-row>
        <table:table-row>
          <table:table-cell office:value-type="string">
            <text:p>64261</text:p>
          </table:table-cell>
          <table:table-cell office:value-type="string">
            <text:p>Herrè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2</text:p>
          </table:table-cell>
          <table:table-cell office:value-type="string">
            <text:p>Higuères-Souy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3</text:p>
          </table:table-cell>
          <table:table-cell office:value-type="string">
            <text:p>L'Hôpital-d'Ori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4</text:p>
          </table:table-cell>
          <table:table-cell office:value-type="string">
            <text:p>L'Hôpital-Saint-Blai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5</text:p>
          </table:table-cell>
          <table:table-cell office:value-type="string">
            <text:p>Hosta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6</text:p>
          </table:table-cell>
          <table:table-cell office:value-type="string">
            <text:p>Hour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7</text:p>
          </table:table-cell>
          <table:table-cell office:value-type="string">
            <text:p>Ibarrol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8</text:p>
          </table:table-cell>
          <table:table-cell office:value-type="string">
            <text:p>Idaux-Mend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69</text:p>
          </table:table-cell>
          <table:table-cell office:value-type="string">
            <text:p>Idr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9"/>
          <table:table-cell office:value-type="float" office:value="8"/>
          <table:table-cell office:value-type="float" office:value="5"/>
          <table:table-cell office:value-type="float" office:value="4"/>
          <table:table-cell office:value-type="float" office:value="5"/>
          <table:table-cell office:value-type="float" office:value="4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5"/>
          <table:table-cell office:value-type="float" office:value="0"/>
          <table:table-cell office:value-type="float" office:value="4"/>
        </table:table-row>
        <table:table-row>
          <table:table-cell office:value-type="string">
            <text:p>64270</text:p>
          </table:table-cell>
          <table:table-cell office:value-type="string">
            <text:p>Ig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71</text:p>
          </table:table-cell>
          <table:table-cell office:value-type="string">
            <text:p>Ihold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72</text:p>
          </table:table-cell>
          <table:table-cell office:value-type="string">
            <text:p>Ilhar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73</text:p>
          </table:table-cell>
          <table:table-cell office:value-type="string">
            <text:p>Irissarr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74</text:p>
          </table:table-cell>
          <table:table-cell office:value-type="string">
            <text:p>Iroulégu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75</text:p>
          </table:table-cell>
          <table:table-cell office:value-type="string">
            <text:p>Ispou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</table:table-row>
        <table:table-row>
          <table:table-cell office:value-type="string">
            <text:p>64276</text:p>
          </table:table-cell>
          <table:table-cell office:value-type="string">
            <text:p>Isso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77</text:p>
          </table:table-cell>
          <table:table-cell office:value-type="string">
            <text:p>Isturit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79</text:p>
          </table:table-cell>
          <table:table-cell office:value-type="string">
            <text:p>Itxass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9"/>
          <table:table-cell office:value-type="float" office:value="8"/>
          <table:table-cell office:value-type="float" office:value="7"/>
          <table:table-cell office:value-type="float" office:value="6"/>
          <table:table-cell office:value-type="float" office:value="3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280</text:p>
          </table:table-cell>
          <table:table-cell office:value-type="string">
            <text:p>Izes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81</text:p>
          </table:table-cell>
          <table:table-cell office:value-type="string">
            <text:p>Jass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82</text:p>
          </table:table-cell>
          <table:table-cell office:value-type="string">
            <text:p>Jatx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4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83</text:p>
          </table:table-cell>
          <table:table-cell office:value-type="string">
            <text:p>Jax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84</text:p>
          </table:table-cell>
          <table:table-cell office:value-type="string">
            <text:p>Juranç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9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10"/>
          <table:table-cell office:value-type="float" office:value="11"/>
          <table:table-cell office:value-type="float" office:value="13"/>
          <table:table-cell office:value-type="float" office:value="12"/>
          <table:table-cell office:value-type="float" office:value="6"/>
          <table:table-cell office:value-type="float" office:value="2"/>
          <table:table-cell office:value-type="float" office:value="20"/>
          <table:table-cell office:value-type="float" office:value="1"/>
          <table:table-cell office:value-type="float" office:value="0"/>
          <table:table-cell office:value-type="float" office:value="11"/>
          <table:table-cell office:value-type="float" office:value="3"/>
          <table:table-cell office:value-type="float" office:value="3"/>
          <table:table-cell office:value-type="float" office:value="7"/>
        </table:table-row>
        <table:table-row>
          <table:table-cell office:value-type="string">
            <text:p>64285</text:p>
          </table:table-cell>
          <table:table-cell office:value-type="string">
            <text:p>Jux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86</text:p>
          </table:table-cell>
          <table:table-cell office:value-type="string">
            <text:p>Laà-Mondran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87</text:p>
          </table:table-cell>
          <table:table-cell office:value-type="string">
            <text:p>Laà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88</text:p>
          </table:table-cell>
          <table:table-cell office:value-type="string">
            <text:p>Labastide-Cézér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289</text:p>
          </table:table-cell>
          <table:table-cell office:value-type="string">
            <text:p>La Bastide-Clairenc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5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290</text:p>
          </table:table-cell>
          <table:table-cell office:value-type="string">
            <text:p>Labastide-Monréje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1</text:p>
          </table:table-cell>
          <table:table-cell office:value-type="string">
            <text:p>Labastide-Villefranch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2</text:p>
          </table:table-cell>
          <table:table-cell office:value-type="string">
            <text:p>Labatma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3</text:p>
          </table:table-cell>
          <table:table-cell office:value-type="string">
            <text:p>Labatu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4</text:p>
          </table:table-cell>
          <table:table-cell office:value-type="string">
            <text:p>Labets-Bisca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5</text:p>
          </table:table-cell>
          <table:table-cell office:value-type="string">
            <text:p>Labeyri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6</text:p>
          </table:table-cell>
          <table:table-cell office:value-type="string">
            <text:p>Lacadé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7</text:p>
          </table:table-cell>
          <table:table-cell office:value-type="string">
            <text:p>Lacar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8</text:p>
          </table:table-cell>
          <table:table-cell office:value-type="string">
            <text:p>Lacarry-Arhan-Charritte-de-Hau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299</text:p>
          </table:table-cell>
          <table:table-cell office:value-type="string">
            <text:p>Lacomman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00</text:p>
          </table:table-cell>
          <table:table-cell office:value-type="string">
            <text:p>L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</table:table-row>
        <table:table-row>
          <table:table-cell office:value-type="string">
            <text:p>64301</text:p>
          </table:table-cell>
          <table:table-cell office:value-type="string">
            <text:p>Lago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02</text:p>
          </table:table-cell>
          <table:table-cell office:value-type="string">
            <text:p>Lag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03</text:p>
          </table:table-cell>
          <table:table-cell office:value-type="string">
            <text:p>Laguinge-Resto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04</text:p>
          </table:table-cell>
          <table:table-cell office:value-type="string">
            <text:p>Lahonc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9"/>
          <table:table-cell office:value-type="float" office:value="7"/>
          <table:table-cell office:value-type="float" office:value="7"/>
          <table:table-cell office:value-type="float" office:value="8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4"/>
          <table:table-cell office:value-type="float" office:value="1"/>
          <table:table-cell office:value-type="float" office:value="1"/>
        </table:table-row>
        <table:table-row>
          <table:table-cell office:value-type="string">
            <text:p>64305</text:p>
          </table:table-cell>
          <table:table-cell office:value-type="string">
            <text:p>Lahonta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06</text:p>
          </table:table-cell>
          <table:table-cell office:value-type="string">
            <text:p>Lahourca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07</text:p>
          </table:table-cell>
          <table:table-cell office:value-type="string">
            <text:p>Lalong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08</text:p>
          </table:table-cell>
          <table:table-cell office:value-type="string">
            <text:p>Lalonquet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09</text:p>
          </table:table-cell>
          <table:table-cell office:value-type="string">
            <text:p>Lamay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10</text:p>
          </table:table-cell>
          <table:table-cell office:value-type="string">
            <text:p>Lanne-en-Barét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11</text:p>
          </table:table-cell>
          <table:table-cell office:value-type="string">
            <text:p>Lannecaub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12</text:p>
          </table:table-cell>
          <table:table-cell office:value-type="string">
            <text:p>Lanneplaà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13</text:p>
          </table:table-cell>
          <table:table-cell office:value-type="string">
            <text:p>Lantab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14</text:p>
          </table:table-cell>
          <table:table-cell office:value-type="string">
            <text:p>Larceveau-Arros-Cibit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15</text:p>
          </table:table-cell>
          <table:table-cell office:value-type="string">
            <text:p>Laro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8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16</text:p>
          </table:table-cell>
          <table:table-cell office:value-type="string">
            <text:p>Larr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17</text:p>
          </table:table-cell>
          <table:table-cell office:value-type="string">
            <text:p>Larresso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5"/>
          <table:table-cell office:value-type="float" office:value="6"/>
          <table:table-cell office:value-type="float" office:value="5"/>
          <table:table-cell office:value-type="float" office:value="3"/>
          <table:table-cell office:value-type="float" office:value="4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18</text:p>
          </table:table-cell>
          <table:table-cell office:value-type="string">
            <text:p>Larreu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19</text:p>
          </table:table-cell>
          <table:table-cell office:value-type="string">
            <text:p>Larribar-Sorhapur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20</text:p>
          </table:table-cell>
          <table:table-cell office:value-type="string">
            <text:p>Larun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4"/>
          <table:table-cell office:value-type="float" office:value="2"/>
          <table:table-cell office:value-type="float" office:value="2"/>
          <table:table-cell office:value-type="float" office:value="2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5"/>
          <table:table-cell office:value-type="float" office:value="1"/>
          <table:table-cell office:value-type="float" office:value="2"/>
        </table:table-row>
        <table:table-row>
          <table:table-cell office:value-type="string">
            <text:p>64321</text:p>
          </table:table-cell>
          <table:table-cell office:value-type="string">
            <text:p>Lasclaveri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22</text:p>
          </table:table-cell>
          <table:table-cell office:value-type="string">
            <text:p>Las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23</text:p>
          </table:table-cell>
          <table:table-cell office:value-type="string">
            <text:p>Lasser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24</text:p>
          </table:table-cell>
          <table:table-cell office:value-type="string">
            <text:p>Lasseub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5"/>
          <table:table-cell office:value-type="float" office:value="4"/>
          <table:table-cell office:value-type="float" office:value="5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25</text:p>
          </table:table-cell>
          <table:table-cell office:value-type="string">
            <text:p>Lasseubet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26</text:p>
          </table:table-cell>
          <table:table-cell office:value-type="string">
            <text:p>Lay-Lamid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27</text:p>
          </table:table-cell>
          <table:table-cell office:value-type="string">
            <text:p>Lecumberr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28</text:p>
          </table:table-cell>
          <table:table-cell office:value-type="string">
            <text:p>Ledeui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29</text:p>
          </table:table-cell>
          <table:table-cell office:value-type="string">
            <text:p>Lé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30</text:p>
          </table:table-cell>
          <table:table-cell office:value-type="string">
            <text:p>Lées-Atha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31</text:p>
          </table:table-cell>
          <table:table-cell office:value-type="string">
            <text:p>Lembey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1"/>
        </table:table-row>
        <table:table-row>
          <table:table-cell office:value-type="string">
            <text:p>64332</text:p>
          </table:table-cell>
          <table:table-cell office:value-type="string">
            <text:p>Lèm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34</text:p>
          </table:table-cell>
          <table:table-cell office:value-type="string">
            <text:p>Lér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35</text:p>
          </table:table-cell>
          <table:table-cell office:value-type="string">
            <text:p>Lesca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2"/>
          <table:table-cell office:value-type="float" office:value="2"/>
          <table:table-cell office:value-type="float" office:value="0"/>
          <table:table-cell office:value-type="float" office:value="5"/>
          <table:table-cell office:value-type="float" office:value="12"/>
          <table:table-cell office:value-type="float" office:value="13"/>
          <table:table-cell office:value-type="float" office:value="19"/>
          <table:table-cell office:value-type="float" office:value="11"/>
          <table:table-cell office:value-type="float" office:value="13"/>
          <table:table-cell office:value-type="float" office:value="7"/>
          <table:table-cell office:value-type="float" office:value="14"/>
          <table:table-cell office:value-type="float" office:value="5"/>
          <table:table-cell office:value-type="float" office:value="0"/>
          <table:table-cell office:value-type="float" office:value="40"/>
          <table:table-cell office:value-type="float" office:value="15"/>
          <table:table-cell office:value-type="float" office:value="1"/>
          <table:table-cell office:value-type="float" office:value="7"/>
        </table:table-row>
        <table:table-row>
          <table:table-cell office:value-type="string">
            <text:p>64336</text:p>
          </table:table-cell>
          <table:table-cell office:value-type="string">
            <text:p>Lescu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37</text:p>
          </table:table-cell>
          <table:table-cell office:value-type="string">
            <text:p>Lespiel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38</text:p>
          </table:table-cell>
          <table:table-cell office:value-type="string">
            <text:p>Lespourc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39</text:p>
          </table:table-cell>
          <table:table-cell office:value-type="string">
            <text:p>Lestelle-Bétharram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40</text:p>
          </table:table-cell>
          <table:table-cell office:value-type="string">
            <text:p>Lichans-Sunha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41</text:p>
          </table:table-cell>
          <table:table-cell office:value-type="string">
            <text:p>Lich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42</text:p>
          </table:table-cell>
          <table:table-cell office:value-type="string">
            <text:p>Licq-Athére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43</text:p>
          </table:table-cell>
          <table:table-cell office:value-type="string">
            <text:p>Limend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44</text:p>
          </table:table-cell>
          <table:table-cell office:value-type="string">
            <text:p>Livr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45</text:p>
          </table:table-cell>
          <table:table-cell office:value-type="string">
            <text:p>Lohitzun-Oyher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46</text:p>
          </table:table-cell>
          <table:table-cell office:value-type="string">
            <text:p>Lombia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47</text:p>
          </table:table-cell>
          <table:table-cell office:value-type="string">
            <text:p>Lonç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48</text:p>
          </table:table-cell>
          <table:table-cell office:value-type="string">
            <text:p>Lon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35"/>
          <table:table-cell office:value-type="float" office:value="3"/>
          <table:table-cell office:value-type="float" office:value="2"/>
          <table:table-cell office:value-type="float" office:value="2"/>
          <table:table-cell office:value-type="float" office:value="18"/>
          <table:table-cell office:value-type="float" office:value="17"/>
          <table:table-cell office:value-type="float" office:value="19"/>
          <table:table-cell office:value-type="float" office:value="33"/>
          <table:table-cell office:value-type="float" office:value="15"/>
          <table:table-cell office:value-type="float" office:value="8"/>
          <table:table-cell office:value-type="float" office:value="16"/>
          <table:table-cell office:value-type="float" office:value="4"/>
          <table:table-cell office:value-type="float" office:value="2"/>
          <table:table-cell office:value-type="float" office:value="30"/>
          <table:table-cell office:value-type="float" office:value="13"/>
          <table:table-cell office:value-type="float" office:value="2"/>
          <table:table-cell office:value-type="float" office:value="9"/>
        </table:table-row>
        <table:table-row>
          <table:table-cell office:value-type="string">
            <text:p>64349</text:p>
          </table:table-cell>
          <table:table-cell office:value-type="string">
            <text:p>Loubieng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50</text:p>
          </table:table-cell>
          <table:table-cell office:value-type="string">
            <text:p>Louhossoa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351</text:p>
          </table:table-cell>
          <table:table-cell office:value-type="string">
            <text:p>Lourdios-Ichè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52</text:p>
          </table:table-cell>
          <table:table-cell office:value-type="string">
            <text:p>Lourenti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53</text:p>
          </table:table-cell>
          <table:table-cell office:value-type="string">
            <text:p>Louvie-Juz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354</text:p>
          </table:table-cell>
          <table:table-cell office:value-type="string">
            <text:p>Louvie-Soubir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55</text:p>
          </table:table-cell>
          <table:table-cell office:value-type="string">
            <text:p>Louvign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56</text:p>
          </table:table-cell>
          <table:table-cell office:value-type="string">
            <text:p>Luc-Arm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57</text:p>
          </table:table-cell>
          <table:table-cell office:value-type="string">
            <text:p>Lucarré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58</text:p>
          </table:table-cell>
          <table:table-cell office:value-type="string">
            <text:p>Lucgarie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59</text:p>
          </table:table-cell>
          <table:table-cell office:value-type="string">
            <text:p>Lucq-de-Béar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60</text:p>
          </table:table-cell>
          <table:table-cell office:value-type="string">
            <text:p>Lurbe-Saint-Christ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61</text:p>
          </table:table-cell>
          <table:table-cell office:value-type="string">
            <text:p>Lussagnet-Luss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62</text:p>
          </table:table-cell>
          <table:table-cell office:value-type="string">
            <text:p>Luxe-Sumberrau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63</text:p>
          </table:table-cell>
          <table:table-cell office:value-type="string">
            <text:p>Ly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64</text:p>
          </table:table-cell>
          <table:table-cell office:value-type="string">
            <text:p>Macay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65</text:p>
          </table:table-cell>
          <table:table-cell office:value-type="string">
            <text:p>Malaussann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66</text:p>
          </table:table-cell>
          <table:table-cell office:value-type="string">
            <text:p>Mascaraàs-Har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67</text:p>
          </table:table-cell>
          <table:table-cell office:value-type="string">
            <text:p>Masl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368</text:p>
          </table:table-cell>
          <table:table-cell office:value-type="string">
            <text:p>Masparrau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69</text:p>
          </table:table-cell>
          <table:table-cell office:value-type="string">
            <text:p>Maspie-Lalonquère-Juill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70</text:p>
          </table:table-cell>
          <table:table-cell office:value-type="string">
            <text:p>Mauco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71</text:p>
          </table:table-cell>
          <table:table-cell office:value-type="string">
            <text:p>Mauléon-Lichar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5"/>
          <table:table-cell office:value-type="float" office:value="5"/>
          <table:table-cell office:value-type="float" office:value="3"/>
          <table:table-cell office:value-type="float" office:value="5"/>
          <table:table-cell office:value-type="float" office:value="5"/>
          <table:table-cell office:value-type="float" office:value="1"/>
          <table:table-cell office:value-type="float" office:value="15"/>
          <table:table-cell office:value-type="float" office:value="3"/>
          <table:table-cell office:value-type="float" office:value="0"/>
          <table:table-cell office:value-type="float" office:value="11"/>
          <table:table-cell office:value-type="float" office:value="5"/>
          <table:table-cell office:value-type="float" office:value="2"/>
          <table:table-cell office:value-type="float" office:value="3"/>
        </table:table-row>
        <table:table-row>
          <table:table-cell office:value-type="string">
            <text:p>64372</text:p>
          </table:table-cell>
          <table:table-cell office:value-type="string">
            <text:p>Mau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73</text:p>
          </table:table-cell>
          <table:table-cell office:value-type="string">
            <text:p>Mazères-Lezon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4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74</text:p>
          </table:table-cell>
          <table:table-cell office:value-type="string">
            <text:p>Mazeroll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6"/>
          <table:table-cell office:value-type="float" office:value="6"/>
          <table:table-cell office:value-type="float" office:value="5"/>
          <table:table-cell office:value-type="float" office:value="4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75</text:p>
          </table:table-cell>
          <table:table-cell office:value-type="string">
            <text:p>Méhar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76</text:p>
          </table:table-cell>
          <table:table-cell office:value-type="string">
            <text:p>Meill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77</text:p>
          </table:table-cell>
          <table:table-cell office:value-type="string">
            <text:p>Mendion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4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78</text:p>
          </table:table-cell>
          <table:table-cell office:value-type="string">
            <text:p>Mendit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79</text:p>
          </table:table-cell>
          <table:table-cell office:value-type="string">
            <text:p>Mendiv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80</text:p>
          </table:table-cell>
          <table:table-cell office:value-type="string">
            <text:p>Mér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81</text:p>
          </table:table-cell>
          <table:table-cell office:value-type="string">
            <text:p>Mérite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82</text:p>
          </table:table-cell>
          <table:table-cell office:value-type="string">
            <text:p>Mesplè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83</text:p>
          </table:table-cell>
          <table:table-cell office:value-type="string">
            <text:p>Mial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85</text:p>
          </table:table-cell>
          <table:table-cell office:value-type="string">
            <text:p>Miossens-Lanus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386</text:p>
          </table:table-cell>
          <table:table-cell office:value-type="string">
            <text:p>Mirepei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</table:table-row>
        <table:table-row>
          <table:table-cell office:value-type="string">
            <text:p>64387</text:p>
          </table:table-cell>
          <table:table-cell office:value-type="string">
            <text:p>Moma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88</text:p>
          </table:table-cell>
          <table:table-cell office:value-type="string">
            <text:p>Mom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89</text:p>
          </table:table-cell>
          <table:table-cell office:value-type="string">
            <text:p>Monassut-Audir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90</text:p>
          </table:table-cell>
          <table:table-cell office:value-type="string">
            <text:p>Moncaup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91</text:p>
          </table:table-cell>
          <table:table-cell office:value-type="string">
            <text:p>Moncayolle-Larrory-Mendibie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92</text:p>
          </table:table-cell>
          <table:table-cell office:value-type="string">
            <text:p>Moncla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93</text:p>
          </table:table-cell>
          <table:table-cell office:value-type="string">
            <text:p>Mone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7"/>
          <table:table-cell office:value-type="float" office:value="10"/>
          <table:table-cell office:value-type="float" office:value="8"/>
          <table:table-cell office:value-type="float" office:value="7"/>
          <table:table-cell office:value-type="float" office:value="3"/>
          <table:table-cell office:value-type="float" office:value="1"/>
          <table:table-cell office:value-type="float" office:value="5"/>
          <table:table-cell office:value-type="float" office:value="1"/>
          <table:table-cell office:value-type="float" office:value="1"/>
          <table:table-cell office:value-type="float" office:value="9"/>
          <table:table-cell office:value-type="float" office:value="5"/>
          <table:table-cell office:value-type="float" office:value="1"/>
          <table:table-cell office:value-type="float" office:value="3"/>
        </table:table-row>
        <table:table-row>
          <table:table-cell office:value-type="string">
            <text:p>64394</text:p>
          </table:table-cell>
          <table:table-cell office:value-type="string">
            <text:p>Monpez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95</text:p>
          </table:table-cell>
          <table:table-cell office:value-type="string">
            <text:p>Monségu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96</text:p>
          </table:table-cell>
          <table:table-cell office:value-type="string">
            <text:p>Mon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397</text:p>
          </table:table-cell>
          <table:table-cell office:value-type="string">
            <text:p>Montagu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98</text:p>
          </table:table-cell>
          <table:table-cell office:value-type="string">
            <text:p>Montane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399</text:p>
          </table:table-cell>
          <table:table-cell office:value-type="string">
            <text:p>Montard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5"/>
          <table:table-cell office:value-type="float" office:value="3"/>
          <table:table-cell office:value-type="float" office:value="5"/>
          <table:table-cell office:value-type="float" office:value="5"/>
          <table:table-cell office:value-type="float" office:value="4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3"/>
        </table:table-row>
        <table:table-row>
          <table:table-cell office:value-type="string">
            <text:p>64400</text:p>
          </table:table-cell>
          <table:table-cell office:value-type="string">
            <text:p>Montau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4"/>
          <table:table-cell office:value-type="float" office:value="7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2"/>
        </table:table-row>
        <table:table-row>
          <table:table-cell office:value-type="string">
            <text:p>64401</text:p>
          </table:table-cell>
          <table:table-cell office:value-type="string">
            <text:p>Mont-Dis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03</text:p>
          </table:table-cell>
          <table:table-cell office:value-type="string">
            <text:p>Montfor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04</text:p>
          </table:table-cell>
          <table:table-cell office:value-type="string">
            <text:p>Montor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05</text:p>
          </table:table-cell>
          <table:table-cell office:value-type="string">
            <text:p>Morlaà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16"/>
          <table:table-cell office:value-type="float" office:value="7"/>
          <table:table-cell office:value-type="float" office:value="11"/>
          <table:table-cell office:value-type="float" office:value="7"/>
          <table:table-cell office:value-type="float" office:value="8"/>
          <table:table-cell office:value-type="float" office:value="6"/>
          <table:table-cell office:value-type="float" office:value="7"/>
          <table:table-cell office:value-type="float" office:value="3"/>
          <table:table-cell office:value-type="float" office:value="0"/>
          <table:table-cell office:value-type="float" office:value="7"/>
          <table:table-cell office:value-type="float" office:value="4"/>
          <table:table-cell office:value-type="float" office:value="1"/>
          <table:table-cell office:value-type="float" office:value="6"/>
        </table:table-row>
        <table:table-row>
          <table:table-cell office:value-type="string">
            <text:p>64406</text:p>
          </table:table-cell>
          <table:table-cell office:value-type="string">
            <text:p>Morlann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07</text:p>
          </table:table-cell>
          <table:table-cell office:value-type="string">
            <text:p>Mouguer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23"/>
          <table:table-cell office:value-type="float" office:value="13"/>
          <table:table-cell office:value-type="float" office:value="7"/>
          <table:table-cell office:value-type="float" office:value="8"/>
          <table:table-cell office:value-type="float" office:value="2"/>
          <table:table-cell office:value-type="float" office:value="6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5"/>
          <table:table-cell office:value-type="float" office:value="0"/>
          <table:table-cell office:value-type="float" office:value="4"/>
        </table:table-row>
        <table:table-row>
          <table:table-cell office:value-type="string">
            <text:p>64408</text:p>
          </table:table-cell>
          <table:table-cell office:value-type="string">
            <text:p>Mouh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09</text:p>
          </table:table-cell>
          <table:table-cell office:value-type="string">
            <text:p>Moumou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10</text:p>
          </table:table-cell>
          <table:table-cell office:value-type="string">
            <text:p>Mouren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4"/>
          <table:table-cell office:value-type="float" office:value="10"/>
          <table:table-cell office:value-type="float" office:value="6"/>
          <table:table-cell office:value-type="float" office:value="2"/>
          <table:table-cell office:value-type="float" office:value="3"/>
          <table:table-cell office:value-type="float" office:value="0"/>
          <table:table-cell office:value-type="float" office:value="10"/>
          <table:table-cell office:value-type="float" office:value="1"/>
          <table:table-cell office:value-type="float" office:value="3"/>
          <table:table-cell office:value-type="float" office:value="13"/>
          <table:table-cell office:value-type="float" office:value="3"/>
          <table:table-cell office:value-type="float" office:value="2"/>
          <table:table-cell office:value-type="float" office:value="6"/>
        </table:table-row>
        <table:table-row>
          <table:table-cell office:value-type="string">
            <text:p>64411</text:p>
          </table:table-cell>
          <table:table-cell office:value-type="string">
            <text:p>Musculd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12</text:p>
          </table:table-cell>
          <table:table-cell office:value-type="string">
            <text:p>Naba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13</text:p>
          </table:table-cell>
          <table:table-cell office:value-type="string">
            <text:p>Narcast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2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14</text:p>
          </table:table-cell>
          <table:table-cell office:value-type="string">
            <text:p>Narp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15</text:p>
          </table:table-cell>
          <table:table-cell office:value-type="string">
            <text:p>Navailles-Ang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5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16</text:p>
          </table:table-cell>
          <table:table-cell office:value-type="string">
            <text:p>Navarren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8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4"/>
          <table:table-cell office:value-type="float" office:value="2"/>
          <table:table-cell office:value-type="float" office:value="0"/>
          <table:table-cell office:value-type="float" office:value="7"/>
          <table:table-cell office:value-type="float" office:value="3"/>
          <table:table-cell office:value-type="float" office:value="1"/>
          <table:table-cell office:value-type="float" office:value="2"/>
        </table:table-row>
        <table:table-row>
          <table:table-cell office:value-type="string">
            <text:p>64417</text:p>
          </table:table-cell>
          <table:table-cell office:value-type="string">
            <text:p>Na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3"/>
          <table:table-cell office:value-type="float" office:value="3"/>
          <table:table-cell office:value-type="float" office:value="1"/>
          <table:table-cell office:value-type="float" office:value="3"/>
          <table:table-cell office:value-type="float" office:value="7"/>
          <table:table-cell office:value-type="float" office:value="0"/>
          <table:table-cell office:value-type="float" office:value="14"/>
          <table:table-cell office:value-type="float" office:value="0"/>
          <table:table-cell office:value-type="float" office:value="1"/>
          <table:table-cell office:value-type="float" office:value="9"/>
          <table:table-cell office:value-type="float" office:value="6"/>
          <table:table-cell office:value-type="float" office:value="1"/>
          <table:table-cell office:value-type="float" office:value="7"/>
        </table:table-row>
        <table:table-row>
          <table:table-cell office:value-type="string">
            <text:p>64418</text:p>
          </table:table-cell>
          <table:table-cell office:value-type="string">
            <text:p>Noguèr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19</text:p>
          </table:table-cell>
          <table:table-cell office:value-type="string">
            <text:p>Noust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20</text:p>
          </table:table-cell>
          <table:table-cell office:value-type="string">
            <text:p>Ogenne-Camptor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21</text:p>
          </table:table-cell>
          <table:table-cell office:value-type="string">
            <text:p>Ogeu-les-Bain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4"/>
          <table:table-cell office:value-type="float" office:value="3"/>
          <table:table-cell office:value-type="float" office:value="4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22</text:p>
          </table:table-cell>
          <table:table-cell office:value-type="string">
            <text:p>Oloron-Sainte-Mari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3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6"/>
          <table:table-cell office:value-type="float" office:value="17"/>
          <table:table-cell office:value-type="float" office:value="18"/>
          <table:table-cell office:value-type="float" office:value="15"/>
          <table:table-cell office:value-type="float" office:value="10"/>
          <table:table-cell office:value-type="float" office:value="5"/>
          <table:table-cell office:value-type="float" office:value="36"/>
          <table:table-cell office:value-type="float" office:value="4"/>
          <table:table-cell office:value-type="float" office:value="3"/>
          <table:table-cell office:value-type="float" office:value="42"/>
          <table:table-cell office:value-type="float" office:value="23"/>
          <table:table-cell office:value-type="float" office:value="7"/>
          <table:table-cell office:value-type="float" office:value="14"/>
        </table:table-row>
        <table:table-row>
          <table:table-cell office:value-type="string">
            <text:p>64423</text:p>
          </table:table-cell>
          <table:table-cell office:value-type="string">
            <text:p>Oraà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24</text:p>
          </table:table-cell>
          <table:table-cell office:value-type="string">
            <text:p>Ordiarp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25</text:p>
          </table:table-cell>
          <table:table-cell office:value-type="string">
            <text:p>Orèg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26</text:p>
          </table:table-cell>
          <table:table-cell office:value-type="string">
            <text:p>Or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27</text:p>
          </table:table-cell>
          <table:table-cell office:value-type="string">
            <text:p>Ori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28</text:p>
          </table:table-cell>
          <table:table-cell office:value-type="string">
            <text:p>Orriu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29</text:p>
          </table:table-cell>
          <table:table-cell office:value-type="string">
            <text:p>Orsanco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30</text:p>
          </table:table-cell>
          <table:table-cell office:value-type="string">
            <text:p>Orthez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3"/>
          <table:table-cell office:value-type="float" office:value="3"/>
          <table:table-cell office:value-type="float" office:value="0"/>
          <table:table-cell office:value-type="float" office:value="4"/>
          <table:table-cell office:value-type="float" office:value="7"/>
          <table:table-cell office:value-type="float" office:value="7"/>
          <table:table-cell office:value-type="float" office:value="17"/>
          <table:table-cell office:value-type="float" office:value="9"/>
          <table:table-cell office:value-type="float" office:value="18"/>
          <table:table-cell office:value-type="float" office:value="6"/>
          <table:table-cell office:value-type="float" office:value="28"/>
          <table:table-cell office:value-type="float" office:value="2"/>
          <table:table-cell office:value-type="float" office:value="1"/>
          <table:table-cell office:value-type="float" office:value="28"/>
          <table:table-cell office:value-type="float" office:value="15"/>
          <table:table-cell office:value-type="float" office:value="4"/>
          <table:table-cell office:value-type="float" office:value="5"/>
        </table:table-row>
        <table:table-row>
          <table:table-cell office:value-type="string">
            <text:p>64431</text:p>
          </table:table-cell>
          <table:table-cell office:value-type="string">
            <text:p>Os-Marsill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32</text:p>
          </table:table-cell>
          <table:table-cell office:value-type="string">
            <text:p>Ossas-Suha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33</text:p>
          </table:table-cell>
          <table:table-cell office:value-type="string">
            <text:p>Osse-en-Asp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34</text:p>
          </table:table-cell>
          <table:table-cell office:value-type="string">
            <text:p>Ossen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35</text:p>
          </table:table-cell>
          <table:table-cell office:value-type="string">
            <text:p>Osserain-Rivarey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36</text:p>
          </table:table-cell>
          <table:table-cell office:value-type="string">
            <text:p>Ossè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6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37</text:p>
          </table:table-cell>
          <table:table-cell office:value-type="string">
            <text:p>Ostabat-Asm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38</text:p>
          </table:table-cell>
          <table:table-cell office:value-type="string">
            <text:p>Ouill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439</text:p>
          </table:table-cell>
          <table:table-cell office:value-type="string">
            <text:p>Ous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440</text:p>
          </table:table-cell>
          <table:table-cell office:value-type="string">
            <text:p>Ozenx-Montestru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41</text:p>
          </table:table-cell>
          <table:table-cell office:value-type="string">
            <text:p>Pagol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42</text:p>
          </table:table-cell>
          <table:table-cell office:value-type="string">
            <text:p>Parbay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43</text:p>
          </table:table-cell>
          <table:table-cell office:value-type="string">
            <text:p>Pardi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4"/>
          <table:table-cell office:value-type="float" office:value="1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44</text:p>
          </table:table-cell>
          <table:table-cell office:value-type="string">
            <text:p>Pardies-Piéta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45</text:p>
          </table:table-cell>
          <table:table-cell office:value-type="string">
            <text:p>P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80"/>
          <table:table-cell office:value-type="float" office:value="8"/>
          <table:table-cell office:value-type="float" office:value="6"/>
          <table:table-cell office:value-type="float" office:value="0"/>
          <table:table-cell office:value-type="float" office:value="0"/>
          <table:table-cell office:value-type="float" office:value="54"/>
          <table:table-cell office:value-type="float" office:value="6"/>
          <table:table-cell office:value-type="float" office:value="6"/>
          <table:table-cell office:value-type="float" office:value="25"/>
          <table:table-cell office:value-type="float" office:value="63"/>
          <table:table-cell office:value-type="float" office:value="121"/>
          <table:table-cell office:value-type="float" office:value="77"/>
          <table:table-cell office:value-type="float" office:value="62"/>
          <table:table-cell office:value-type="float" office:value="50"/>
          <table:table-cell office:value-type="float" office:value="24"/>
          <table:table-cell office:value-type="float" office:value="149"/>
          <table:table-cell office:value-type="float" office:value="9"/>
          <table:table-cell office:value-type="float" office:value="35"/>
          <table:table-cell office:value-type="float" office:value="344"/>
          <table:table-cell office:value-type="float" office:value="145"/>
          <table:table-cell office:value-type="float" office:value="21"/>
          <table:table-cell office:value-type="float" office:value="79"/>
        </table:table-row>
        <table:table-row>
          <table:table-cell office:value-type="string">
            <text:p>64446</text:p>
          </table:table-cell>
          <table:table-cell office:value-type="string">
            <text:p>Peyrelongue-Ab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47</text:p>
          </table:table-cell>
          <table:table-cell office:value-type="string">
            <text:p>Piets-Plasence-Moustr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48</text:p>
          </table:table-cell>
          <table:table-cell office:value-type="string">
            <text:p>Poey-de-Lesca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7"/>
          <table:table-cell office:value-type="float" office:value="5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49</text:p>
          </table:table-cell>
          <table:table-cell office:value-type="string">
            <text:p>Poey-d'Olor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50</text:p>
          </table:table-cell>
          <table:table-cell office:value-type="string">
            <text:p>Pomp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51</text:p>
          </table:table-cell>
          <table:table-cell office:value-type="string">
            <text:p>Ponson-Debat-Pout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52</text:p>
          </table:table-cell>
          <table:table-cell office:value-type="string">
            <text:p>Ponson-Dess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53</text:p>
          </table:table-cell>
          <table:table-cell office:value-type="string">
            <text:p>Pont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8"/>
          <table:table-cell office:value-type="float" office:value="6"/>
          <table:table-cell office:value-type="float" office:value="7"/>
          <table:table-cell office:value-type="float" office:value="2"/>
          <table:table-cell office:value-type="float" office:value="0"/>
          <table:table-cell office:value-type="float" office:value="7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3"/>
          <table:table-cell office:value-type="float" office:value="2"/>
          <table:table-cell office:value-type="float" office:value="3"/>
        </table:table-row>
        <table:table-row>
          <table:table-cell office:value-type="string">
            <text:p>64454</text:p>
          </table:table-cell>
          <table:table-cell office:value-type="string">
            <text:p>Pontiacq-Viellepin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55</text:p>
          </table:table-cell>
          <table:table-cell office:value-type="string">
            <text:p>Port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56</text:p>
          </table:table-cell>
          <table:table-cell office:value-type="string">
            <text:p>Pouli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57</text:p>
          </table:table-cell>
          <table:table-cell office:value-type="string">
            <text:p>Poursiugues-Bouco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58</text:p>
          </table:table-cell>
          <table:table-cell office:value-type="string">
            <text:p>Préchacq-Josbaig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59</text:p>
          </table:table-cell>
          <table:table-cell office:value-type="string">
            <text:p>Préchacq-Navarren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0</text:p>
          </table:table-cell>
          <table:table-cell office:value-type="string">
            <text:p>Précilh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1</text:p>
          </table:table-cell>
          <table:table-cell office:value-type="string">
            <text:p>Puyoô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5"/>
          <table:table-cell office:value-type="float" office:value="3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1"/>
        </table:table-row>
        <table:table-row>
          <table:table-cell office:value-type="string">
            <text:p>64462</text:p>
          </table:table-cell>
          <table:table-cell office:value-type="string">
            <text:p>Ram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3</text:p>
          </table:table-cell>
          <table:table-cell office:value-type="string">
            <text:p>Rébén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4</text:p>
          </table:table-cell>
          <table:table-cell office:value-type="string">
            <text:p>Ribarrou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5</text:p>
          </table:table-cell>
          <table:table-cell office:value-type="string">
            <text:p>Riupeyro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6</text:p>
          </table:table-cell>
          <table:table-cell office:value-type="string">
            <text:p>Rivehaut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7</text:p>
          </table:table-cell>
          <table:table-cell office:value-type="string">
            <text:p>Rontign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8</text:p>
          </table:table-cell>
          <table:table-cell office:value-type="string">
            <text:p>Roquiag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69</text:p>
          </table:table-cell>
          <table:table-cell office:value-type="string">
            <text:p>Saint-Abi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70</text:p>
          </table:table-cell>
          <table:table-cell office:value-type="string">
            <text:p>Saint-Arm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71</text:p>
          </table:table-cell>
          <table:table-cell office:value-type="string">
            <text:p>Saint-Boè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72</text:p>
          </table:table-cell>
          <table:table-cell office:value-type="string">
            <text:p>Saint-Cast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73</text:p>
          </table:table-cell>
          <table:table-cell office:value-type="string">
            <text:p>Sainte-Colom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74</text:p>
          </table:table-cell>
          <table:table-cell office:value-type="string">
            <text:p>Saint-D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75</text:p>
          </table:table-cell>
          <table:table-cell office:value-type="string">
            <text:p>Sainte-Engrâc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76</text:p>
          </table:table-cell>
          <table:table-cell office:value-type="string">
            <text:p>Saint-Esteb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77</text:p>
          </table:table-cell>
          <table:table-cell office:value-type="string">
            <text:p>Saint-Étienne-de-Baïgorr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4"/>
          <table:table-cell office:value-type="float" office:value="7"/>
          <table:table-cell office:value-type="float" office:value="3"/>
          <table:table-cell office:value-type="float" office:value="2"/>
          <table:table-cell office:value-type="float" office:value="2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78</text:p>
          </table:table-cell>
          <table:table-cell office:value-type="string">
            <text:p>Saint-Faus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5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79</text:p>
          </table:table-cell>
          <table:table-cell office:value-type="string">
            <text:p>Saint-Girons-en-Béar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80</text:p>
          </table:table-cell>
          <table:table-cell office:value-type="string">
            <text:p>Saint-Gladie-Arrive-Mune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81</text:p>
          </table:table-cell>
          <table:table-cell office:value-type="string">
            <text:p>Saint-Go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82</text:p>
          </table:table-cell>
          <table:table-cell office:value-type="string">
            <text:p>Saint-Jamm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83</text:p>
          </table:table-cell>
          <table:table-cell office:value-type="string">
            <text:p>Saint-Jean-de-Luz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5"/>
          <table:table-cell office:value-type="float" office:value="4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6"/>
          <table:table-cell office:value-type="float" office:value="3"/>
          <table:table-cell office:value-type="float" office:value="3"/>
          <table:table-cell office:value-type="float" office:value="4"/>
          <table:table-cell office:value-type="float" office:value="19"/>
          <table:table-cell office:value-type="float" office:value="30"/>
          <table:table-cell office:value-type="float" office:value="20"/>
          <table:table-cell office:value-type="float" office:value="23"/>
          <table:table-cell office:value-type="float" office:value="25"/>
          <table:table-cell office:value-type="float" office:value="6"/>
          <table:table-cell office:value-type="float" office:value="37"/>
          <table:table-cell office:value-type="float" office:value="3"/>
          <table:table-cell office:value-type="float" office:value="2"/>
          <table:table-cell office:value-type="float" office:value="138"/>
          <table:table-cell office:value-type="float" office:value="55"/>
          <table:table-cell office:value-type="float" office:value="5"/>
          <table:table-cell office:value-type="float" office:value="19"/>
        </table:table-row>
        <table:table-row>
          <table:table-cell office:value-type="string">
            <text:p>64484</text:p>
          </table:table-cell>
          <table:table-cell office:value-type="string">
            <text:p>Saint-Jean-le-Vieu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3"/>
          <table:table-cell office:value-type="float" office:value="3"/>
          <table:table-cell office:value-type="float" office:value="5"/>
          <table:table-cell office:value-type="float" office:value="0"/>
          <table:table-cell office:value-type="float" office:value="2"/>
          <table:table-cell office:value-type="float" office:value="5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85</text:p>
          </table:table-cell>
          <table:table-cell office:value-type="string">
            <text:p>Saint-Jean-Pied-de-Por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6"/>
          <table:table-cell office:value-type="float" office:value="3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9"/>
          <table:table-cell office:value-type="float" office:value="0"/>
          <table:table-cell office:value-type="float" office:value="0"/>
          <table:table-cell office:value-type="float" office:value="26"/>
          <table:table-cell office:value-type="float" office:value="3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486</text:p>
          </table:table-cell>
          <table:table-cell office:value-type="string">
            <text:p>Saint-Jean-Poudg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87</text:p>
          </table:table-cell>
          <table:table-cell office:value-type="string">
            <text:p>Saint-Just-Ibar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88</text:p>
          </table:table-cell>
          <table:table-cell office:value-type="string">
            <text:p>Saint-Laurent-Bretagn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89</text:p>
          </table:table-cell>
          <table:table-cell office:value-type="string">
            <text:p>Saint-Martin-d'Arbero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90</text:p>
          </table:table-cell>
          <table:table-cell office:value-type="string">
            <text:p>Saint-Martin-d'Arrossa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91</text:p>
          </table:table-cell>
          <table:table-cell office:value-type="string">
            <text:p>Saint-Médard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92</text:p>
          </table:table-cell>
          <table:table-cell office:value-type="string">
            <text:p>Saint-Michel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493</text:p>
          </table:table-cell>
          <table:table-cell office:value-type="string">
            <text:p>Saint-Palai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8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2"/>
          <table:table-cell office:value-type="float" office:value="0"/>
          <table:table-cell office:value-type="float" office:value="3"/>
          <table:table-cell office:value-type="float" office:value="2"/>
          <table:table-cell office:value-type="float" office:value="4"/>
          <table:table-cell office:value-type="float" office:value="4"/>
          <table:table-cell office:value-type="float" office:value="3"/>
          <table:table-cell office:value-type="float" office:value="6"/>
          <table:table-cell office:value-type="float" office:value="3"/>
          <table:table-cell office:value-type="float" office:value="12"/>
          <table:table-cell office:value-type="float" office:value="1"/>
          <table:table-cell office:value-type="float" office:value="1"/>
          <table:table-cell office:value-type="float" office:value="10"/>
          <table:table-cell office:value-type="float" office:value="3"/>
          <table:table-cell office:value-type="float" office:value="1"/>
          <table:table-cell office:value-type="float" office:value="4"/>
        </table:table-row>
        <table:table-row>
          <table:table-cell office:value-type="string">
            <text:p>64494</text:p>
          </table:table-cell>
          <table:table-cell office:value-type="string">
            <text:p>Saint-Pé-de-Lér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95</text:p>
          </table:table-cell>
          <table:table-cell office:value-type="string">
            <text:p>Saint-Pée-sur-Nivel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11"/>
          <table:table-cell office:value-type="float" office:value="23"/>
          <table:table-cell office:value-type="float" office:value="18"/>
          <table:table-cell office:value-type="float" office:value="6"/>
          <table:table-cell office:value-type="float" office:value="12"/>
          <table:table-cell office:value-type="float" office:value="2"/>
          <table:table-cell office:value-type="float" office:value="11"/>
          <table:table-cell office:value-type="float" office:value="2"/>
          <table:table-cell office:value-type="float" office:value="0"/>
          <table:table-cell office:value-type="float" office:value="20"/>
          <table:table-cell office:value-type="float" office:value="10"/>
          <table:table-cell office:value-type="float" office:value="1"/>
          <table:table-cell office:value-type="float" office:value="5"/>
        </table:table-row>
        <table:table-row>
          <table:table-cell office:value-type="string">
            <text:p>64496</text:p>
          </table:table-cell>
          <table:table-cell office:value-type="string">
            <text:p>Saint-Pierre-d'Irub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7"/>
          <table:table-cell office:value-type="float" office:value="15"/>
          <table:table-cell office:value-type="float" office:value="2"/>
          <table:table-cell office:value-type="float" office:value="8"/>
          <table:table-cell office:value-type="float" office:value="1"/>
          <table:table-cell office:value-type="float" office:value="3"/>
          <table:table-cell office:value-type="float" office:value="8"/>
          <table:table-cell office:value-type="float" office:value="1"/>
          <table:table-cell office:value-type="float" office:value="0"/>
          <table:table-cell office:value-type="float" office:value="4"/>
          <table:table-cell office:value-type="float" office:value="5"/>
          <table:table-cell office:value-type="float" office:value="2"/>
          <table:table-cell office:value-type="float" office:value="6"/>
        </table:table-row>
        <table:table-row>
          <table:table-cell office:value-type="string">
            <text:p>64498</text:p>
          </table:table-cell>
          <table:table-cell office:value-type="string">
            <text:p>Saint-Vincen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3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499</text:p>
          </table:table-cell>
          <table:table-cell office:value-type="string">
            <text:p>Salies-de-Béar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16"/>
          <table:table-cell office:value-type="float" office:value="10"/>
          <table:table-cell office:value-type="float" office:value="5"/>
          <table:table-cell office:value-type="float" office:value="6"/>
          <table:table-cell office:value-type="float" office:value="0"/>
          <table:table-cell office:value-type="float" office:value="10"/>
          <table:table-cell office:value-type="float" office:value="1"/>
          <table:table-cell office:value-type="float" office:value="1"/>
          <table:table-cell office:value-type="float" office:value="10"/>
          <table:table-cell office:value-type="float" office:value="9"/>
          <table:table-cell office:value-type="float" office:value="2"/>
          <table:table-cell office:value-type="float" office:value="2"/>
        </table:table-row>
        <table:table-row>
          <table:table-cell office:value-type="string">
            <text:p>64500</text:p>
          </table:table-cell>
          <table:table-cell office:value-type="string">
            <text:p>Salles-Mongiscard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01</text:p>
          </table:table-cell>
          <table:table-cell office:value-type="string">
            <text:p>Sallespiss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02</text:p>
          </table:table-cell>
          <table:table-cell office:value-type="string">
            <text:p>Sam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03</text:p>
          </table:table-cell>
          <table:table-cell office:value-type="string">
            <text:p>Samsons-Li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04</text:p>
          </table:table-cell>
          <table:table-cell office:value-type="string">
            <text:p>Sa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8"/>
          <table:table-cell office:value-type="float" office:value="10"/>
          <table:table-cell office:value-type="float" office:value="10"/>
          <table:table-cell office:value-type="float" office:value="4"/>
          <table:table-cell office:value-type="float" office:value="4"/>
          <table:table-cell office:value-type="float" office:value="1"/>
          <table:table-cell office:value-type="float" office:value="6"/>
          <table:table-cell office:value-type="float" office:value="1"/>
          <table:table-cell office:value-type="float" office:value="0"/>
          <table:table-cell office:value-type="float" office:value="8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505</text:p>
          </table:table-cell>
          <table:table-cell office:value-type="string">
            <text:p>Sarpouren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06</text:p>
          </table:table-cell>
          <table:table-cell office:value-type="string">
            <text:p>Sarranc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07</text:p>
          </table:table-cell>
          <table:table-cell office:value-type="string">
            <text:p>Saubol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08</text:p>
          </table:table-cell>
          <table:table-cell office:value-type="string">
            <text:p>Saucè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09</text:p>
          </table:table-cell>
          <table:table-cell office:value-type="string">
            <text:p>Sauguis-Saint-Étienn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10</text:p>
          </table:table-cell>
          <table:table-cell office:value-type="string">
            <text:p>Sault-de-Navaill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11</text:p>
          </table:table-cell>
          <table:table-cell office:value-type="string">
            <text:p>Sauvagn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5"/>
          <table:table-cell office:value-type="float" office:value="6"/>
          <table:table-cell office:value-type="float" office:value="4"/>
          <table:table-cell office:value-type="float" office:value="6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2"/>
          <table:table-cell office:value-type="float" office:value="0"/>
          <table:table-cell office:value-type="float" office:value="3"/>
        </table:table-row>
        <table:table-row>
          <table:table-cell office:value-type="string">
            <text:p>64512</text:p>
          </table:table-cell>
          <table:table-cell office:value-type="string">
            <text:p>Sauvela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13</text:p>
          </table:table-cell>
          <table:table-cell office:value-type="string">
            <text:p>Sauveterre-de-Béar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4"/>
          <table:table-cell office:value-type="float" office:value="2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4"/>
          <table:table-cell office:value-type="float" office:value="3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514</text:p>
          </table:table-cell>
          <table:table-cell office:value-type="string">
            <text:p>Séby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515</text:p>
          </table:table-cell>
          <table:table-cell office:value-type="string">
            <text:p>Sedze-Maube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16</text:p>
          </table:table-cell>
          <table:table-cell office:value-type="string">
            <text:p>Sedzè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17</text:p>
          </table:table-cell>
          <table:table-cell office:value-type="string">
            <text:p>Séméacq-Blacho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18</text:p>
          </table:table-cell>
          <table:table-cell office:value-type="string">
            <text:p>Sendet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19</text:p>
          </table:table-cell>
          <table:table-cell office:value-type="string">
            <text:p>Serres-Caste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9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4"/>
          <table:table-cell office:value-type="float" office:value="10"/>
          <table:table-cell office:value-type="float" office:value="18"/>
          <table:table-cell office:value-type="float" office:value="6"/>
          <table:table-cell office:value-type="float" office:value="11"/>
          <table:table-cell office:value-type="float" office:value="3"/>
          <table:table-cell office:value-type="float" office:value="6"/>
          <table:table-cell office:value-type="float" office:value="4"/>
          <table:table-cell office:value-type="float" office:value="1"/>
          <table:table-cell office:value-type="float" office:value="21"/>
          <table:table-cell office:value-type="float" office:value="13"/>
          <table:table-cell office:value-type="float" office:value="1"/>
          <table:table-cell office:value-type="float" office:value="4"/>
        </table:table-row>
        <table:table-row>
          <table:table-cell office:value-type="string">
            <text:p>64520</text:p>
          </table:table-cell>
          <table:table-cell office:value-type="string">
            <text:p>Serres-Morlaà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521</text:p>
          </table:table-cell>
          <table:table-cell office:value-type="string">
            <text:p>Serres-Sainte-Mari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22</text:p>
          </table:table-cell>
          <table:table-cell office:value-type="string">
            <text:p>Sévignacq-Meyr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23</text:p>
          </table:table-cell>
          <table:table-cell office:value-type="string">
            <text:p>Sévign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24</text:p>
          </table:table-cell>
          <table:table-cell office:value-type="string">
            <text:p>Simacourb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25</text:p>
          </table:table-cell>
          <table:table-cell office:value-type="string">
            <text:p>Sir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26</text:p>
          </table:table-cell>
          <table:table-cell office:value-type="string">
            <text:p>Soumoul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5"/>
          <table:table-cell office:value-type="float" office:value="3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5"/>
          <table:table-cell office:value-type="float" office:value="1"/>
          <table:table-cell office:value-type="float" office:value="0"/>
          <table:table-cell office:value-type="float" office:value="6"/>
          <table:table-cell office:value-type="float" office:value="2"/>
          <table:table-cell office:value-type="float" office:value="1"/>
          <table:table-cell office:value-type="float" office:value="2"/>
        </table:table-row>
        <table:table-row>
          <table:table-cell office:value-type="string">
            <text:p>64527</text:p>
          </table:table-cell>
          <table:table-cell office:value-type="string">
            <text:p>Souraïd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6"/>
          <table:table-cell office:value-type="float" office:value="5"/>
          <table:table-cell office:value-type="float" office:value="5"/>
          <table:table-cell office:value-type="float" office:value="3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28</text:p>
          </table:table-cell>
          <table:table-cell office:value-type="string">
            <text:p>Suhescu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29</text:p>
          </table:table-cell>
          <table:table-cell office:value-type="string">
            <text:p>S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30</text:p>
          </table:table-cell>
          <table:table-cell office:value-type="string">
            <text:p>Susmio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531</text:p>
          </table:table-cell>
          <table:table-cell office:value-type="string">
            <text:p>Tabaille-Usqua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32</text:p>
          </table:table-cell>
          <table:table-cell office:value-type="string">
            <text:p>Tadousse-Ussau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33</text:p>
          </table:table-cell>
          <table:table-cell office:value-type="string">
            <text:p>Tardets-Sorholu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534</text:p>
          </table:table-cell>
          <table:table-cell office:value-type="string">
            <text:p>Taron-Sadirac-Viellenav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35</text:p>
          </table:table-cell>
          <table:table-cell office:value-type="string">
            <text:p>Tarsacq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36</text:p>
          </table:table-cell>
          <table:table-cell office:value-type="string">
            <text:p>Thèz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537</text:p>
          </table:table-cell>
          <table:table-cell office:value-type="string">
            <text:p>Trois-Vill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38</text:p>
          </table:table-cell>
          <table:table-cell office:value-type="string">
            <text:p>Uhart-Ciz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539</text:p>
          </table:table-cell>
          <table:table-cell office:value-type="string">
            <text:p>Uhart-Mix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40</text:p>
          </table:table-cell>
          <table:table-cell office:value-type="string">
            <text:p>Urcui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8"/>
          <table:table-cell office:value-type="float" office:value="3"/>
          <table:table-cell office:value-type="float" office:value="7"/>
          <table:table-cell office:value-type="float" office:value="2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1"/>
          <table:table-cell office:value-type="float" office:value="0"/>
          <table:table-cell office:value-type="float" office:value="3"/>
        </table:table-row>
        <table:table-row>
          <table:table-cell office:value-type="string">
            <text:p>64541</text:p>
          </table:table-cell>
          <table:table-cell office:value-type="string">
            <text:p>Urdè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42</text:p>
          </table:table-cell>
          <table:table-cell office:value-type="string">
            <text:p>Urd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43</text:p>
          </table:table-cell>
          <table:table-cell office:value-type="string">
            <text:p>Urepel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44</text:p>
          </table:table-cell>
          <table:table-cell office:value-type="string">
            <text:p>Uros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45</text:p>
          </table:table-cell>
          <table:table-cell office:value-type="string">
            <text:p>Urrugn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2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0"/>
          <table:table-cell office:value-type="float" office:value="22"/>
          <table:table-cell office:value-type="float" office:value="27"/>
          <table:table-cell office:value-type="float" office:value="16"/>
          <table:table-cell office:value-type="float" office:value="16"/>
          <table:table-cell office:value-type="float" office:value="2"/>
          <table:table-cell office:value-type="float" office:value="20"/>
          <table:table-cell office:value-type="float" office:value="2"/>
          <table:table-cell office:value-type="float" office:value="6"/>
          <table:table-cell office:value-type="float" office:value="29"/>
          <table:table-cell office:value-type="float" office:value="15"/>
          <table:table-cell office:value-type="float" office:value="2"/>
          <table:table-cell office:value-type="float" office:value="7"/>
        </table:table-row>
        <table:table-row>
          <table:table-cell office:value-type="string">
            <text:p>64546</text:p>
          </table:table-cell>
          <table:table-cell office:value-type="string">
            <text:p>Urt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9"/>
          <table:table-cell office:value-type="float" office:value="10"/>
          <table:table-cell office:value-type="float" office:value="3"/>
          <table:table-cell office:value-type="float" office:value="3"/>
          <table:table-cell office:value-type="float" office:value="4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2"/>
        </table:table-row>
        <table:table-row>
          <table:table-cell office:value-type="string">
            <text:p>64547</text:p>
          </table:table-cell>
          <table:table-cell office:value-type="string">
            <text:p>Ustaritz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5"/>
          <table:table-cell office:value-type="float" office:value="18"/>
          <table:table-cell office:value-type="float" office:value="23"/>
          <table:table-cell office:value-type="float" office:value="12"/>
          <table:table-cell office:value-type="float" office:value="7"/>
          <table:table-cell office:value-type="float" office:value="3"/>
          <table:table-cell office:value-type="float" office:value="13"/>
          <table:table-cell office:value-type="float" office:value="2"/>
          <table:table-cell office:value-type="float" office:value="0"/>
          <table:table-cell office:value-type="float" office:value="11"/>
          <table:table-cell office:value-type="float" office:value="6"/>
          <table:table-cell office:value-type="float" office:value="2"/>
          <table:table-cell office:value-type="float" office:value="2"/>
        </table:table-row>
        <table:table-row>
          <table:table-cell office:value-type="string">
            <text:p>64548</text:p>
          </table:table-cell>
          <table:table-cell office:value-type="string">
            <text:p>Uza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49</text:p>
          </table:table-cell>
          <table:table-cell office:value-type="string">
            <text:p>Uzei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7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50</text:p>
          </table:table-cell>
          <table:table-cell office:value-type="string">
            <text:p>Uzo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2"/>
          <table:table-cell office:value-type="float" office:value="3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51</text:p>
          </table:table-cell>
          <table:table-cell office:value-type="string">
            <text:p>Verdet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52</text:p>
          </table:table-cell>
          <table:table-cell office:value-type="string">
            <text:p>Vialer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54</text:p>
          </table:table-cell>
          <table:table-cell office:value-type="string">
            <text:p>Viellenave-d'Arthez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55</text:p>
          </table:table-cell>
          <table:table-cell office:value-type="string">
            <text:p>Viellenave-de-Navarrenx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56</text:p>
          </table:table-cell>
          <table:table-cell office:value-type="string">
            <text:p>Vielleségur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57</text:p>
          </table:table-cell>
          <table:table-cell office:value-type="string">
            <text:p>Vigne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58</text:p>
          </table:table-cell>
          <table:table-cell office:value-type="string">
            <text:p>Villefranque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"/>
          <table:table-cell office:value-type="float" office:value="11"/>
          <table:table-cell office:value-type="float" office:value="11"/>
          <table:table-cell office:value-type="float" office:value="6"/>
          <table:table-cell office:value-type="float" office:value="6"/>
          <table:table-cell office:value-type="float" office:value="1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"/>
          <table:table-cell office:value-type="float" office:value="0"/>
          <table:table-cell office:value-type="float" office:value="1"/>
        </table:table-row>
        <table:table-row>
          <table:table-cell office:value-type="string">
            <text:p>64559</text:p>
          </table:table-cell>
          <table:table-cell office:value-type="string">
            <text:p>Viodos-Abense-de-Bas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4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0"/>
          <table:table-cell office:value-type="float" office:value="0"/>
        </table:table-row>
        <table:table-row>
          <table:table-cell office:value-type="string">
            <text:p>64560</text:p>
          </table:table-cell>
          <table:table-cell office:value-type="string">
            <text:p>Viven</text:p>
          </table:table-cell>
          <table:table-cell office:value-type="string">
            <text:p>72</text:p>
          </table:table-cell>
          <table:table-cell office:value-type="string">
            <text:p>75</text:p>
          </table:table-cell>
          <table:table-cell office:value-type="string">
            <text:p>64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